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79">
            <text:p>7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5">
            <text:p>10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2">
            <text:p>19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7556">
            <text:p>755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169">
            <text:p>81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046">
            <text:p>110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9">
            <text:p>2020-11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36)">
            <text:p>(0.93 - 1.3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6">
            <text:p>1.3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5.875">
            <text:p>25.87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613587858667299">
            <text:p>0.006135878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154936710518">
            <text:p>1.0215493671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8.125">
            <text:p>228.12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23462694725335">
            <text:p>0.0623462695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2583057549547">
            <text:p>1.2258305755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4607813153546">
            <text:p>11.460781315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92.5">
            <text:p>192.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25696594427245">
            <text:p>0.0425696594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254567282347">
            <text:p>1.1525456728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626823043452">
            <text:p>16.626823043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13.25">
            <text:p>213.2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65574282147316">
            <text:p>0.0665574282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4163358560266">
            <text:p>1.2416335856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7571241655985">
            <text:p>10.757124165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42">
            <text:p>3642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22.25">
            <text:p>222.2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10241625480505">
            <text:p>0.0610241625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2088350781097">
            <text:p>1.2208835078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7017215848261">
            <text:p>11.70172158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13">
            <text:p>2413</text:p>
          </table:table-cell>
          <table:table-cell office:value-type="float" office:value="4978">
            <text:p>4978</text:p>
          </table:table-cell>
          <table:table-cell office:value-type="float" office:value="91.75">
            <text:p>91.75</text:p>
          </table:table-cell>
          <table:table-cell office:value-type="float" office:value="130.125">
            <text:p>130.125</text:p>
          </table:table-cell>
          <table:table-cell office:value-type="float" office:value="233.125">
            <text:p>233.125</text:p>
          </table:table-cell>
          <table:table-cell office:value-type="float" office:value="0.0688813813813814">
            <text:p>0.0688813814</text:p>
          </table:table-cell>
          <table:table-cell office:value-type="float" office:value="0.0539266473269789">
            <text:p>0.0539266473</text:p>
          </table:table-cell>
          <table:table-cell office:value-type="float" office:value="0.0468310566492567">
            <text:p>0.0468310566</text:p>
          </table:table-cell>
          <table:table-cell office:value-type="float" office:value="1.25038433844881">
            <text:p>1.2503843384</text:p>
          </table:table-cell>
          <table:table-cell office:value-type="float" office:value="1.19444310889661">
            <text:p>1.1944431089</text:p>
          </table:table-cell>
          <table:table-cell office:value-type="float" office:value="1.16820726809149">
            <text:p>1.1682072681</text:p>
          </table:table-cell>
          <table:table-cell office:value-type="float" office:value="10.4056367432904">
            <text:p>10.4056367433</text:p>
          </table:table-cell>
          <table:table-cell office:value-type="float" office:value="13.1970587894788">
            <text:p>13.1970587895</text:p>
          </table:table-cell>
          <table:table-cell office:value-type="float" office:value="15.1449452289168">
            <text:p>15.144945228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407">
            <text:p>4407</text:p>
          </table:table-cell>
          <table:table-cell office:value-type="float" office:value="129">
            <text:p>129</text:p>
          </table:table-cell>
          <table:table-cell office:value-type="float" office:value="148.125">
            <text:p>148.125</text:p>
          </table:table-cell>
          <table:table-cell office:value-type="float" office:value="196.5">
            <text:p>196.5</text:p>
          </table:table-cell>
          <table:table-cell office:value-type="float" office:value="0.0887818306951136">
            <text:p>0.0887818307</text:p>
          </table:table-cell>
          <table:table-cell office:value-type="float" office:value="0.0578161592505855">
            <text:p>0.0578161593</text:p>
          </table:table-cell>
          <table:table-cell office:value-type="float" office:value="0.0445881552076242">
            <text:p>0.0445881552</text:p>
          </table:table-cell>
          <table:table-cell office:value-type="float" office:value="1.32618554581759">
            <text:p>1.3261855458</text:p>
          </table:table-cell>
          <table:table-cell office:value-type="float" office:value="1.20890826558721">
            <text:p>1.2089082656</text:p>
          </table:table-cell>
          <table:table-cell office:value-type="float" office:value="1.15995522625293">
            <text:p>1.1599552263</text:p>
          </table:table-cell>
          <table:table-cell office:value-type="float" office:value="8.14896989486319">
            <text:p>8.1489698949</text:p>
          </table:table-cell>
          <table:table-cell office:value-type="float" office:value="12.3321411624407">
            <text:p>12.3321411624</text:p>
          </table:table-cell>
          <table:table-cell office:value-type="float" office:value="15.889599088363">
            <text:p>15.889599088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28">
            <text:p>2728</text:p>
          </table:table-cell>
          <table:table-cell office:value-type="float" office:value="5178">
            <text:p>5178</text:p>
          </table:table-cell>
          <table:table-cell office:value-type="float" office:value="91">
            <text:p>91</text:p>
          </table:table-cell>
          <table:table-cell office:value-type="float" office:value="270.875">
            <text:p>270.875</text:p>
          </table:table-cell>
          <table:table-cell office:value-type="float" office:value="277.5">
            <text:p>277.5</text:p>
          </table:table-cell>
          <table:table-cell office:value-type="float" office:value="0.054951690821256">
            <text:p>0.0549516908</text:p>
          </table:table-cell>
          <table:table-cell office:value-type="float" office:value="0.0992943548387097">
            <text:p>0.0992943548</text:p>
          </table:table-cell>
          <table:table-cell office:value-type="float" office:value="0.0535921205098494">
            <text:p>0.0535921205</text:p>
          </table:table-cell>
          <table:table-cell office:value-type="float" office:value="1.19824950698966">
            <text:p>1.198249507</text:p>
          </table:table-cell>
          <table:table-cell office:value-type="float" office:value="1.36685460498504">
            <text:p>1.366854605</text:p>
          </table:table-cell>
          <table:table-cell office:value-type="float" office:value="1.19320176793073">
            <text:p>1.1932017679</text:p>
          </table:table-cell>
          <table:table-cell office:value-type="float" office:value="12.9572390325064">
            <text:p>12.9572390325</text:p>
          </table:table-cell>
          <table:table-cell office:value-type="float" office:value="7.32183713725104">
            <text:p>7.3218371373</text:p>
          </table:table-cell>
          <table:table-cell office:value-type="float" office:value="13.2773099406075">
            <text:p>13.27730994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816">
            <text:p>2816</text:p>
          </table:table-cell>
          <table:table-cell office:value-type="float" office:value="5220">
            <text:p>5220</text:p>
          </table:table-cell>
          <table:table-cell office:value-type="float" office:value="70.5">
            <text:p>70.5</text:p>
          </table:table-cell>
          <table:table-cell office:value-type="float" office:value="182.375">
            <text:p>182.375</text:p>
          </table:table-cell>
          <table:table-cell office:value-type="float" office:value="364.875">
            <text:p>364.875</text:p>
          </table:table-cell>
          <table:table-cell office:value-type="float" office:value="0.042089552238806">
            <text:p>0.0420895522</text:p>
          </table:table-cell>
          <table:table-cell office:value-type="float" office:value="0.0647638494318182">
            <text:p>0.0647638494</text:p>
          </table:table-cell>
          <table:table-cell office:value-type="float" office:value="0.0698994252873563">
            <text:p>0.0698994253</text:p>
          </table:table-cell>
          <table:table-cell office:value-type="float" office:value="1.15078563243484">
            <text:p>1.1507856324</text:p>
          </table:table-cell>
          <table:table-cell office:value-type="float" office:value="1.23489441115009">
            <text:p>1.2348944112</text:p>
          </table:table-cell>
          <table:table-cell office:value-type="float" office:value="1.25422441063053">
            <text:p>1.2542244106</text:p>
          </table:table-cell>
          <table:table-cell office:value-type="float" office:value="16.8125827019885">
            <text:p>16.812582702</text:p>
          </table:table-cell>
          <table:table-cell office:value-type="float" office:value="11.0456356255443">
            <text:p>11.0456356255</text:p>
          </table:table-cell>
          <table:table-cell office:value-type="float" office:value="10.2590214090513">
            <text:p>10.25902140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64">
            <text:p>2964</text:p>
          </table:table-cell>
          <table:table-cell office:value-type="float" office:value="5505">
            <text:p>5505</text:p>
          </table:table-cell>
          <table:table-cell office:value-type="float" office:value="107.5">
            <text:p>107.5</text:p>
          </table:table-cell>
          <table:table-cell office:value-type="float" office:value="261.375">
            <text:p>261.375</text:p>
          </table:table-cell>
          <table:table-cell office:value-type="float" office:value="366.75">
            <text:p>366.75</text:p>
          </table:table-cell>
          <table:table-cell office:value-type="float" office:value="0.0562238493723849">
            <text:p>0.0562238494</text:p>
          </table:table-cell>
          <table:table-cell office:value-type="float" office:value="0.0881831983805668">
            <text:p>0.0881831984</text:p>
          </table:table-cell>
          <table:table-cell office:value-type="float" office:value="0.0666212534059945">
            <text:p>0.0666212534</text:p>
          </table:table-cell>
          <table:table-cell office:value-type="float" office:value="1.20297927043031">
            <text:p>1.2029792704</text:p>
          </table:table-cell>
          <table:table-cell office:value-type="float" office:value="1.32388269622617">
            <text:p>1.3238826962</text:p>
          </table:table-cell>
          <table:table-cell office:value-type="float" office:value="1.24187363407554">
            <text:p>1.2418736341</text:p>
          </table:table-cell>
          <table:table-cell office:value-type="float" office:value="12.671762136611">
            <text:p>12.6717621366</text:p>
          </table:table-cell>
          <table:table-cell office:value-type="float" office:value="8.2020016272101">
            <text:p>8.2020016272</text:p>
          </table:table-cell>
          <table:table-cell office:value-type="float" office:value="10.7471435195307">
            <text:p>10.747143519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00">
            <text:p>3100</text:p>
          </table:table-cell>
          <table:table-cell office:value-type="float" office:value="5338">
            <text:p>5338</text:p>
          </table:table-cell>
          <table:table-cell office:value-type="float" office:value="117">
            <text:p>117</text:p>
          </table:table-cell>
          <table:table-cell office:value-type="float" office:value="189.125">
            <text:p>189.125</text:p>
          </table:table-cell>
          <table:table-cell office:value-type="float" office:value="465.875">
            <text:p>465.875</text:p>
          </table:table-cell>
          <table:table-cell office:value-type="float" office:value="0.0600616016427105">
            <text:p>0.0600616016</text:p>
          </table:table-cell>
          <table:table-cell office:value-type="float" office:value="0.061008064516129">
            <text:p>0.0610080645</text:p>
          </table:table-cell>
          <table:table-cell office:value-type="float" office:value="0.087275196702885">
            <text:p>0.0872751967</text:p>
          </table:table-cell>
          <table:table-cell office:value-type="float" office:value="1.21728610189359">
            <text:p>1.2172861019</text:p>
          </table:table-cell>
          <table:table-cell office:value-type="float" office:value="1.22082331432102">
            <text:p>1.2208233143</text:p>
          </table:table-cell>
          <table:table-cell office:value-type="float" office:value="1.32039242998077">
            <text:p>1.32039243</text:p>
          </table:table-cell>
          <table:table-cell office:value-type="float" office:value="11.8838090200166">
            <text:p>11.88380902</text:p>
          </table:table-cell>
          <table:table-cell office:value-type="float" office:value="11.7047196158266">
            <text:p>11.7047196158</text:p>
          </table:table-cell>
          <table:table-cell office:value-type="float" office:value="8.28382762944521">
            <text:p>8.283827629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239">
            <text:p>3239</text:p>
          </table:table-cell>
          <table:table-cell office:value-type="float" office:value="6413">
            <text:p>6413</text:p>
          </table:table-cell>
          <table:table-cell office:value-type="float" office:value="107.25">
            <text:p>107.25</text:p>
          </table:table-cell>
          <table:table-cell office:value-type="float" office:value="345.25">
            <text:p>345.25</text:p>
          </table:table-cell>
          <table:table-cell office:value-type="float" office:value="362">
            <text:p>362</text:p>
          </table:table-cell>
          <table:table-cell office:value-type="float" office:value="0.0609028960817717">
            <text:p>0.0609028961</text:p>
          </table:table-cell>
          <table:table-cell office:value-type="float" office:value="0.10659154059895">
            <text:p>0.1065915406</text:p>
          </table:table-cell>
          <table:table-cell office:value-type="float" office:value="0.0564478403243412">
            <text:p>0.0564478403</text:p>
          </table:table-cell>
          <table:table-cell office:value-type="float" office:value="1.22043009527845">
            <text:p>1.2204300953</text:p>
          </table:table-cell>
          <table:table-cell office:value-type="float" office:value="1.39533943488975">
            <text:p>1.3953394349</text:p>
          </table:table-cell>
          <table:table-cell office:value-type="float" office:value="1.20381270414267">
            <text:p>1.2038127041</text:p>
          </table:table-cell>
          <table:table-cell office:value-type="float" office:value="11.7243447385841">
            <text:p>11.7243447386</text:p>
          </table:table-cell>
          <table:table-cell office:value-type="float" office:value="6.84355897108409">
            <text:p>6.8435589711</text:p>
          </table:table-cell>
          <table:table-cell office:value-type="float" office:value="12.6228297121222">
            <text:p>12.62282971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520">
            <text:p>3520</text:p>
          </table:table-cell>
          <table:table-cell office:value-type="float" office:value="6613">
            <text:p>6613</text:p>
          </table:table-cell>
          <table:table-cell office:value-type="float" office:value="123.25">
            <text:p>123.25</text:p>
          </table:table-cell>
          <table:table-cell office:value-type="float" office:value="255.875">
            <text:p>255.875</text:p>
          </table:table-cell>
          <table:table-cell office:value-type="float" office:value="299.125">
            <text:p>299.125</text:p>
          </table:table-cell>
          <table:table-cell office:value-type="float" office:value="0.0668383947939263">
            <text:p>0.0668383948</text:p>
          </table:table-cell>
          <table:table-cell office:value-type="float" office:value="0.0726917613636364">
            <text:p>0.0726917614</text:p>
          </table:table-cell>
          <table:table-cell office:value-type="float" office:value="0.0452328746408589">
            <text:p>0.0452328746</text:p>
          </table:table-cell>
          <table:table-cell office:value-type="float" office:value="1.24269042897525">
            <text:p>1.242690429</text:p>
          </table:table-cell>
          <table:table-cell office:value-type="float" office:value="1.26477798542622">
            <text:p>1.2647779854</text:p>
          </table:table-cell>
          <table:table-cell office:value-type="float" office:value="1.16232524662163">
            <text:p>1.1623252466</text:p>
          </table:table-cell>
          <table:table-cell office:value-type="float" office:value="10.7133307865045">
            <text:p>10.7133307865</text:p>
          </table:table-cell>
          <table:table-cell office:value-type="float" office:value="9.87795038229718">
            <text:p>9.8779503823</text:p>
          </table:table-cell>
          <table:table-cell office:value-type="float" office:value="15.6679875484276">
            <text:p>15.667987548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178">
            <text:p>2178</text:p>
          </table:table-cell>
          <table:table-cell office:value-type="float" office:value="3873">
            <text:p>3873</text:p>
          </table:table-cell>
          <table:table-cell office:value-type="float" office:value="7272">
            <text:p>7272</text:p>
          </table:table-cell>
          <table:table-cell office:value-type="float" office:value="115.75">
            <text:p>115.75</text:p>
          </table:table-cell>
          <table:table-cell office:value-type="float" office:value="334.625">
            <text:p>334.625</text:p>
          </table:table-cell>
          <table:table-cell office:value-type="float" office:value="235.625">
            <text:p>235.625</text:p>
          </table:table-cell>
          <table:table-cell office:value-type="float" office:value="0.0531450872359963">
            <text:p>0.0531450872</text:p>
          </table:table-cell>
          <table:table-cell office:value-type="float" office:value="0.0863994319648851">
            <text:p>0.086399432</text:p>
          </table:table-cell>
          <table:table-cell office:value-type="float" office:value="0.0324016776677668">
            <text:p>0.0324016777</text:p>
          </table:table-cell>
          <table:table-cell office:value-type="float" office:value="1.19154362990874">
            <text:p>1.1915436299</text:p>
          </table:table-cell>
          <table:table-cell office:value-type="float" office:value="1.31702914109105">
            <text:p>1.3170291411</text:p>
          </table:table-cell>
          <table:table-cell office:value-type="float" office:value="1.11546361451993">
            <text:p>1.1154636145</text:p>
          </table:table-cell>
          <table:table-cell office:value-type="float" office:value="13.3861275240255">
            <text:p>13.386127524</text:p>
          </table:table-cell>
          <table:table-cell office:value-type="float" office:value="8.36437699590341">
            <text:p>8.3643769959</text:p>
          </table:table-cell>
          <table:table-cell office:value-type="float" office:value="21.7370555161696">
            <text:p>21.737055516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315">
            <text:p>2315</text:p>
          </table:table-cell>
          <table:table-cell office:value-type="float" office:value="4205">
            <text:p>4205</text:p>
          </table:table-cell>
          <table:table-cell office:value-type="float" office:value="8641">
            <text:p>8641</text:p>
          </table:table-cell>
          <table:table-cell office:value-type="float" office:value="153.375">
            <text:p>153.375</text:p>
          </table:table-cell>
          <table:table-cell office:value-type="float" office:value="437.25">
            <text:p>437.25</text:p>
          </table:table-cell>
          <table:table-cell office:value-type="float" office:value="336.5">
            <text:p>336.5</text:p>
          </table:table-cell>
          <table:table-cell office:value-type="float" office:value="0.0662526997840173">
            <text:p>0.0662526998</text:p>
          </table:table-cell>
          <table:table-cell office:value-type="float" office:value="0.103983353151011">
            <text:p>0.1039833532</text:p>
          </table:table-cell>
          <table:table-cell office:value-type="float" office:value="0.0389422520541604">
            <text:p>0.0389422521</text:p>
          </table:table-cell>
          <table:table-cell office:value-type="float" office:value="1.24048771289226">
            <text:p>1.2404877129</text:p>
          </table:table-cell>
          <table:table-cell office:value-type="float" office:value="1.38513430998429">
            <text:p>1.38513431</text:p>
          </table:table-cell>
          <table:table-cell office:value-type="float" office:value="1.13927022021986">
            <text:p>1.1392702202</text:p>
          </table:table-cell>
          <table:table-cell office:value-type="float" office:value="10.8050409778509">
            <text:p>10.8050409779</text:p>
          </table:table-cell>
          <table:table-cell office:value-type="float" office:value="7.00680412368147">
            <text:p>7.0068041237</text:p>
          </table:table-cell>
          <table:table-cell office:value-type="float" office:value="18.1437273821189">
            <text:p>18.143727382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74">
            <text:p>2574</text:p>
          </table:table-cell>
          <table:table-cell office:value-type="float" office:value="4498">
            <text:p>4498</text:p>
          </table:table-cell>
          <table:table-cell office:value-type="float" office:value="9707">
            <text:p>9707</text:p>
          </table:table-cell>
          <table:table-cell office:value-type="float" office:value="180.875">
            <text:p>180.875</text:p>
          </table:table-cell>
          <table:table-cell office:value-type="float" office:value="196.75">
            <text:p>196.75</text:p>
          </table:table-cell>
          <table:table-cell office:value-type="float" office:value="454.375">
            <text:p>454.375</text:p>
          </table:table-cell>
          <table:table-cell office:value-type="float" office:value="0.0702700077700078">
            <text:p>0.0702700078</text:p>
          </table:table-cell>
          <table:table-cell office:value-type="float" office:value="0.0437416629613161">
            <text:p>0.043741663</text:p>
          </table:table-cell>
          <table:table-cell office:value-type="float" office:value="0.0468090038116823">
            <text:p>0.0468090038</text:p>
          </table:table-cell>
          <table:table-cell office:value-type="float" office:value="1.25562326021934">
            <text:p>1.2556232602</text:p>
          </table:table-cell>
          <table:table-cell office:value-type="float" office:value="1.1568459531987">
            <text:p>1.1568459532</text:p>
          </table:table-cell>
          <table:table-cell office:value-type="float" office:value="1.16812603570306">
            <text:p>1.1681260357</text:p>
          </table:table-cell>
          <table:table-cell office:value-type="float" office:value="10.2067056183509">
            <text:p>10.2067056184</text:p>
          </table:table-cell>
          <table:table-cell office:value-type="float" office:value="16.1904845751732">
            <text:p>16.1904845752</text:p>
          </table:table-cell>
          <table:table-cell office:value-type="float" office:value="15.1519195567327">
            <text:p>15.151919556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86">
            <text:p>2586</text:p>
          </table:table-cell>
          <table:table-cell office:value-type="float" office:value="4506">
            <text:p>4506</text:p>
          </table:table-cell>
          <table:table-cell office:value-type="float" office:value="8022">
            <text:p>8022</text:p>
          </table:table-cell>
          <table:table-cell office:value-type="float" office:value="212.5">
            <text:p>212.5</text:p>
          </table:table-cell>
          <table:table-cell office:value-type="float" office:value="296.875">
            <text:p>296.875</text:p>
          </table:table-cell>
          <table:table-cell office:value-type="float" office:value="411.875">
            <text:p>411.875</text:p>
          </table:table-cell>
          <table:table-cell office:value-type="float" office:value="0.0821732405259087">
            <text:p>0.0821732405</text:p>
          </table:table-cell>
          <table:table-cell office:value-type="float" office:value="0.0658843763870395">
            <text:p>0.0658843764</text:p>
          </table:table-cell>
          <table:table-cell office:value-type="float" office:value="0.0513431812515582">
            <text:p>0.0513431813</text:p>
          </table:table-cell>
          <table:table-cell office:value-type="float" office:value="1.3008411270994">
            <text:p>1.3008411271</text:p>
          </table:table-cell>
          <table:table-cell office:value-type="float" office:value="1.23910318941638">
            <text:p>1.2391031894</text:p>
          </table:table-cell>
          <table:table-cell office:value-type="float" office:value="1.18486793401207">
            <text:p>1.184867934</text:p>
          </table:table-cell>
          <table:table-cell office:value-type="float" office:value="8.77720595817316">
            <text:p>8.7772059582</text:p>
          </table:table-cell>
          <table:table-cell office:value-type="float" office:value="10.8635491967795">
            <text:p>10.8635491968</text:p>
          </table:table-cell>
          <table:table-cell office:value-type="float" office:value="13.8439588632579">
            <text:p>13.84395886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">
            <text:p>76</text:p>
          </table:table-cell>
          <table:table-cell office:value-type="float" office:value="2684">
            <text:p>2684</text:p>
          </table:table-cell>
          <table:table-cell office:value-type="float" office:value="4856">
            <text:p>4856</text:p>
          </table:table-cell>
          <table:table-cell office:value-type="float" office:value="8089">
            <text:p>8089</text:p>
          </table:table-cell>
          <table:table-cell office:value-type="float" office:value="229.25">
            <text:p>229.25</text:p>
          </table:table-cell>
          <table:table-cell office:value-type="float" office:value="482.875">
            <text:p>482.875</text:p>
          </table:table-cell>
          <table:table-cell office:value-type="float" office:value="272.75">
            <text:p>272.75</text:p>
          </table:table-cell>
          <table:table-cell office:value-type="float" office:value="0.0854135618479881">
            <text:p>0.0854135618</text:p>
          </table:table-cell>
          <table:table-cell office:value-type="float" office:value="0.0994388385502471">
            <text:p>0.0994388386</text:p>
          </table:table-cell>
          <table:table-cell office:value-type="float" office:value="0.0337186302385956">
            <text:p>0.0337186302</text:p>
          </table:table-cell>
          <table:table-cell office:value-type="float" office:value="1.31324660050118">
            <text:p>1.3132466005</text:p>
          </table:table-cell>
          <table:table-cell office:value-type="float" office:value="1.36741657684582">
            <text:p>1.3674165768</text:p>
          </table:table-cell>
          <table:table-cell office:value-type="float" office:value="1.12024362004441">
            <text:p>1.12024362</text:p>
          </table:table-cell>
          <table:table-cell office:value-type="float" office:value="8.4570286637423">
            <text:p>8.4570286637</text:p>
          </table:table-cell>
          <table:table-cell office:value-type="float" office:value="7.31168661178848">
            <text:p>7.3116866118</text:p>
          </table:table-cell>
          <table:table-cell office:value-type="float" office:value="20.9014593368448">
            <text:p>20.901459336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5418">
            <text:p>5418</text:p>
          </table:table-cell>
          <table:table-cell office:value-type="float" office:value="10969">
            <text:p>10969</text:p>
          </table:table-cell>
          <table:table-cell office:value-type="float" office:value="348.625">
            <text:p>348.625</text:p>
          </table:table-cell>
          <table:table-cell office:value-type="float" office:value="286.125">
            <text:p>286.125</text:p>
          </table:table-cell>
          <table:table-cell office:value-type="float" office:value="316.875">
            <text:p>316.875</text:p>
          </table:table-cell>
          <table:table-cell office:value-type="float" office:value="0.116208333333333">
            <text:p>0.1162083333</text:p>
          </table:table-cell>
          <table:table-cell office:value-type="float" office:value="0.0528100775193798">
            <text:p>0.0528100775</text:p>
          </table:table-cell>
          <table:table-cell office:value-type="float" office:value="0.0288882304676816">
            <text:p>0.0288882305</text:p>
          </table:table-cell>
          <table:table-cell office:value-type="float" office:value="1.43319774506944">
            <text:p>1.4331977451</text:p>
          </table:table-cell>
          <table:table-cell office:value-type="float" office:value="1.19030152372153">
            <text:p>1.1903015237</text:p>
          </table:table-cell>
          <table:table-cell office:value-type="float" office:value="1.10274448516161">
            <text:p>1.1027444852</text:p>
          </table:table-cell>
          <table:table-cell office:value-type="float" office:value="6.30491890378946">
            <text:p>6.3049189038</text:p>
          </table:table-cell>
          <table:table-cell office:value-type="float" office:value="13.4688835020116">
            <text:p>13.468883502</text:p>
          </table:table-cell>
          <table:table-cell office:value-type="float" office:value="24.3390317225417">
            <text:p>24.33903172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138">
            <text:p>3138</text:p>
          </table:table-cell>
          <table:table-cell office:value-type="float" office:value="5647">
            <text:p>5647</text:p>
          </table:table-cell>
          <table:table-cell office:value-type="float" office:value="10412">
            <text:p>10412</text:p>
          </table:table-cell>
          <table:table-cell office:value-type="float" office:value="228">
            <text:p>228</text:p>
          </table:table-cell>
          <table:table-cell office:value-type="float" office:value="195.625">
            <text:p>195.625</text:p>
          </table:table-cell>
          <table:table-cell office:value-type="float" office:value="514.5">
            <text:p>514.5</text:p>
          </table:table-cell>
          <table:table-cell office:value-type="float" office:value="0.0726577437858509">
            <text:p>0.0726577438</text:p>
          </table:table-cell>
          <table:table-cell office:value-type="float" office:value="0.0346422879404994">
            <text:p>0.0346422879</text:p>
          </table:table-cell>
          <table:table-cell office:value-type="float" office:value="0.0494141375336151">
            <text:p>0.0494141375</text:p>
          </table:table-cell>
          <table:table-cell office:value-type="float" office:value="1.2646492328053">
            <text:p>1.2646492328</text:p>
          </table:table-cell>
          <table:table-cell office:value-type="float" office:value="1.1236001804947">
            <text:p>1.1236001805</text:p>
          </table:table-cell>
          <table:table-cell office:value-type="float" office:value="1.17773532506451">
            <text:p>1.1777353251</text:p>
          </table:table-cell>
          <table:table-cell office:value-type="float" office:value="9.88241659975644">
            <text:p>9.8824165998</text:p>
          </table:table-cell>
          <table:table-cell office:value-type="float" office:value="20.3533074679428">
            <text:p>20.3533074679</text:p>
          </table:table-cell>
          <table:table-cell office:value-type="float" office:value="14.3710927479414">
            <text:p>14.371092747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7">
            <text:p>77</text:p>
          </table:table-cell>
          <table:table-cell office:value-type="float" office:value="3252">
            <text:p>3252</text:p>
          </table:table-cell>
          <table:table-cell office:value-type="float" office:value="5685">
            <text:p>5685</text:p>
          </table:table-cell>
          <table:table-cell office:value-type="float" office:value="9451">
            <text:p>9451</text:p>
          </table:table-cell>
          <table:table-cell office:value-type="float" office:value="225.25">
            <text:p>225.25</text:p>
          </table:table-cell>
          <table:table-cell office:value-type="float" office:value="283.625">
            <text:p>283.625</text:p>
          </table:table-cell>
          <table:table-cell office:value-type="float" office:value="357.625">
            <text:p>357.625</text:p>
          </table:table-cell>
          <table:table-cell office:value-type="float" office:value="0.0692650676506765">
            <text:p>0.0692650677</text:p>
          </table:table-cell>
          <table:table-cell office:value-type="float" office:value="0.0498900615655233">
            <text:p>0.0498900616</text:p>
          </table:table-cell>
          <table:table-cell office:value-type="float" office:value="0.0378399111205164">
            <text:p>0.0378399111</text:p>
          </table:table-cell>
          <table:table-cell office:value-type="float" office:value="1.25183112998681">
            <text:p>1.25183113</text:p>
          </table:table-cell>
          <table:table-cell office:value-type="float" office:value="1.17949369123563">
            <text:p>1.1794936912</text:p>
          </table:table-cell>
          <table:table-cell office:value-type="float" office:value="1.13524613231408">
            <text:p>1.1352461323</text:p>
          </table:table-cell>
          <table:table-cell office:value-type="float" office:value="10.3498736243818">
            <text:p>10.3498736244</text:p>
          </table:table-cell>
          <table:table-cell office:value-type="float" office:value="14.2372537059956">
            <text:p>14.237253706</text:p>
          </table:table-cell>
          <table:table-cell office:value-type="float" office:value="18.6623143233941">
            <text:p>18.662314323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688">
            <text:p>3688</text:p>
          </table:table-cell>
          <table:table-cell office:value-type="float" office:value="6147">
            <text:p>6147</text:p>
          </table:table-cell>
          <table:table-cell office:value-type="float" office:value="10972">
            <text:p>10972</text:p>
          </table:table-cell>
          <table:table-cell office:value-type="float" office:value="184.625">
            <text:p>184.625</text:p>
          </table:table-cell>
          <table:table-cell office:value-type="float" office:value="303.875">
            <text:p>303.875</text:p>
          </table:table-cell>
          <table:table-cell office:value-type="float" office:value="638.375">
            <text:p>638.375</text:p>
          </table:table-cell>
          <table:table-cell office:value-type="float" office:value="0.0500610086767896">
            <text:p>0.0500610087</text:p>
          </table:table-cell>
          <table:table-cell office:value-type="float" office:value="0.0494346835854889">
            <text:p>0.0494346836</text:p>
          </table:table-cell>
          <table:table-cell office:value-type="float" office:value="0.0581821910317171">
            <text:p>0.058182191</text:p>
          </table:table-cell>
          <table:table-cell office:value-type="float" office:value="1.18012549536465">
            <text:p>1.1801254954</text:p>
          </table:table-cell>
          <table:table-cell office:value-type="float" office:value="1.17781121691396">
            <text:p>1.1778112169</text:p>
          </table:table-cell>
          <table:table-cell office:value-type="float" office:value="1.21027259662338">
            <text:p>1.2102725966</text:p>
          </table:table-cell>
          <table:table-cell office:value-type="float" office:value="14.189801144598">
            <text:p>14.1898011446</text:p>
          </table:table-cell>
          <table:table-cell office:value-type="float" office:value="14.3652615861951">
            <text:p>14.3652615862</text:p>
          </table:table-cell>
          <table:table-cell office:value-type="float" office:value="12.2566979832354">
            <text:p>12.256697983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47">
            <text:p>47</text:p>
          </table:table-cell>
          <table:table-cell office:value-type="float" office:value="4362">
            <text:p>4362</text:p>
          </table:table-cell>
          <table:table-cell office:value-type="float" office:value="7297">
            <text:p>7297</text:p>
          </table:table-cell>
          <table:table-cell office:value-type="float" office:value="13673">
            <text:p>13673</text:p>
          </table:table-cell>
          <table:table-cell office:value-type="float" office:value="217.375">
            <text:p>217.375</text:p>
          </table:table-cell>
          <table:table-cell office:value-type="float" office:value="266.25">
            <text:p>266.25</text:p>
          </table:table-cell>
          <table:table-cell office:value-type="float" office:value="633.5">
            <text:p>633.5</text:p>
          </table:table-cell>
          <table:table-cell office:value-type="float" office:value="0.0498337918386061">
            <text:p>0.0498337918</text:p>
          </table:table-cell>
          <table:table-cell office:value-type="float" office:value="0.0364875976428669">
            <text:p>0.0364875976</text:p>
          </table:table-cell>
          <table:table-cell office:value-type="float" office:value="0.0463321875228553">
            <text:p>0.0463321875</text:p>
          </table:table-cell>
          <table:table-cell office:value-type="float" office:value="1.17928574878079">
            <text:p>1.1792857488</text:p>
          </table:table-cell>
          <table:table-cell office:value-type="float" office:value="1.13031602752226">
            <text:p>1.1303160275</text:p>
          </table:table-cell>
          <table:table-cell office:value-type="float" office:value="1.16637013266727">
            <text:p>1.1663701327</text:p>
          </table:table-cell>
          <table:table-cell office:value-type="float" office:value="14.252944610592">
            <text:p>14.2529446106</text:p>
          </table:table-cell>
          <table:table-cell office:value-type="float" office:value="19.3412922129064">
            <text:p>19.3412922129</text:p>
          </table:table-cell>
          <table:table-cell office:value-type="float" office:value="15.3043386323786">
            <text:p>15.30433863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114">
            <text:p>4114</text:p>
          </table:table-cell>
          <table:table-cell office:value-type="float" office:value="6306">
            <text:p>6306</text:p>
          </table:table-cell>
          <table:table-cell office:value-type="float" office:value="11558">
            <text:p>11558</text:p>
          </table:table-cell>
          <table:table-cell office:value-type="float" office:value="214.375">
            <text:p>214.375</text:p>
          </table:table-cell>
          <table:table-cell office:value-type="float" office:value="459.75">
            <text:p>459.75</text:p>
          </table:table-cell>
          <table:table-cell office:value-type="float" office:value="549.375">
            <text:p>549.375</text:p>
          </table:table-cell>
          <table:table-cell office:value-type="float" office:value="0.0521086533787069">
            <text:p>0.0521086534</text:p>
          </table:table-cell>
          <table:table-cell office:value-type="float" office:value="0.07290675547098">
            <text:p>0.0729067555</text:p>
          </table:table-cell>
          <table:table-cell office:value-type="float" office:value="0.0475320124589029">
            <text:p>0.0475320125</text:p>
          </table:table-cell>
          <table:table-cell office:value-type="float" office:value="1.18770229786908">
            <text:p>1.1877022979</text:p>
          </table:table-cell>
          <table:table-cell office:value-type="float" office:value="1.26559181833531">
            <text:p>1.2655918183</text:p>
          </table:table-cell>
          <table:table-cell office:value-type="float" office:value="1.17079025633461">
            <text:p>1.1707902563</text:p>
          </table:table-cell>
          <table:table-cell office:value-type="float" office:value="13.6455987893293">
            <text:p>13.6455987893</text:p>
          </table:table-cell>
          <table:table-cell office:value-type="float" office:value="9.84981986226031">
            <text:p>9.8498198623</text:p>
          </table:table-cell>
          <table:table-cell office:value-type="float" office:value="14.9266356170665">
            <text:p>14.926635617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084">
            <text:p>4084</text:p>
          </table:table-cell>
          <table:table-cell office:value-type="float" office:value="6807">
            <text:p>6807</text:p>
          </table:table-cell>
          <table:table-cell office:value-type="float" office:value="12311">
            <text:p>12311</text:p>
          </table:table-cell>
          <table:table-cell office:value-type="float" office:value="196">
            <text:p>196</text:p>
          </table:table-cell>
          <table:table-cell office:value-type="float" office:value="330.75">
            <text:p>330.75</text:p>
          </table:table-cell>
          <table:table-cell office:value-type="float" office:value="910.75">
            <text:p>910.75</text:p>
          </table:table-cell>
          <table:table-cell office:value-type="float" office:value="0.0479921645445642">
            <text:p>0.0479921645</text:p>
          </table:table-cell>
          <table:table-cell office:value-type="float" office:value="0.0485896870868224">
            <text:p>0.0485896871</text:p>
          </table:table-cell>
          <table:table-cell office:value-type="float" office:value="0.0739785557631387">
            <text:p>0.0739785558</text:p>
          </table:table-cell>
          <table:table-cell office:value-type="float" office:value="1.17248694170701">
            <text:p>1.1724869417</text:p>
          </table:table-cell>
          <table:table-cell office:value-type="float" office:value="1.17469138187862">
            <text:p>1.1746913819</text:p>
          </table:table-cell>
          <table:table-cell office:value-type="float" office:value="1.26965168552807">
            <text:p>1.2696516855</text:p>
          </table:table-cell>
          <table:table-cell office:value-type="float" office:value="14.7867899243249">
            <text:p>14.7867899243</text:p>
          </table:table-cell>
          <table:table-cell office:value-type="float" office:value="14.6091478621712">
            <text:p>14.6091478622</text:p>
          </table:table-cell>
          <table:table-cell office:value-type="float" office:value="9.71202041616284">
            <text:p>9.712020416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5">
            <text:p>75</text:p>
          </table:table-cell>
          <table:table-cell office:value-type="float" office:value="4391">
            <text:p>4391</text:p>
          </table:table-cell>
          <table:table-cell office:value-type="float" office:value="7579">
            <text:p>7579</text:p>
          </table:table-cell>
          <table:table-cell office:value-type="float" office:value="17090">
            <text:p>17090</text:p>
          </table:table-cell>
          <table:table-cell office:value-type="float" office:value="212">
            <text:p>212</text:p>
          </table:table-cell>
          <table:table-cell office:value-type="float" office:value="332.25">
            <text:p>332.25</text:p>
          </table:table-cell>
          <table:table-cell office:value-type="float" office:value="952.875">
            <text:p>952.875</text:p>
          </table:table-cell>
          <table:table-cell office:value-type="float" office:value="0.0482805739011615">
            <text:p>0.0482805739</text:p>
          </table:table-cell>
          <table:table-cell office:value-type="float" office:value="0.0438382372344637">
            <text:p>0.0438382372</text:p>
          </table:table-cell>
          <table:table-cell office:value-type="float" office:value="0.0557562902282036">
            <text:p>0.0557562902</text:p>
          </table:table-cell>
          <table:table-cell office:value-type="float" office:value="1.17355079573387">
            <text:p>1.1735507957</text:p>
          </table:table-cell>
          <table:table-cell office:value-type="float" office:value="1.15720054076652">
            <text:p>1.1572005408</text:p>
          </table:table-cell>
          <table:table-cell office:value-type="float" office:value="1.20124019304274">
            <text:p>1.201240193</text:p>
          </table:table-cell>
          <table:table-cell office:value-type="float" office:value="14.7004976260899">
            <text:p>14.7004976261</text:p>
          </table:table-cell>
          <table:table-cell office:value-type="float" office:value="16.1555701406322">
            <text:p>16.1555701406</text:p>
          </table:table-cell>
          <table:table-cell office:value-type="float" office:value="12.7751703365835">
            <text:p>12.775170336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4666">
            <text:p>4666</text:p>
          </table:table-cell>
          <table:table-cell office:value-type="float" office:value="7894">
            <text:p>7894</text:p>
          </table:table-cell>
          <table:table-cell office:value-type="float" office:value="15132">
            <text:p>15132</text:p>
          </table:table-cell>
          <table:table-cell office:value-type="float" office:value="179.25">
            <text:p>179.25</text:p>
          </table:table-cell>
          <table:table-cell office:value-type="float" office:value="492.625">
            <text:p>492.625</text:p>
          </table:table-cell>
          <table:table-cell office:value-type="float" office:value="577.125">
            <text:p>577.125</text:p>
          </table:table-cell>
          <table:table-cell office:value-type="float" office:value="0.0384162023146164">
            <text:p>0.0384162023</text:p>
          </table:table-cell>
          <table:table-cell office:value-type="float" office:value="0.0624049911325057">
            <text:p>0.0624049911</text:p>
          </table:table-cell>
          <table:table-cell office:value-type="float" office:value="0.0381393735130849">
            <text:p>0.0381393735</text:p>
          </table:table-cell>
          <table:table-cell office:value-type="float" office:value="1.1373492851177">
            <text:p>1.1373492851</text:p>
          </table:table-cell>
          <table:table-cell office:value-type="float" office:value="1.22605045948354">
            <text:p>1.2260504595</text:p>
          </table:table-cell>
          <table:table-cell office:value-type="float" office:value="1.13633884644726">
            <text:p>1.1363388464</text:p>
          </table:table-cell>
          <table:table-cell office:value-type="float" office:value="18.3874910056903">
            <text:p>18.3874910057</text:p>
          </table:table-cell>
          <table:table-cell office:value-type="float" office:value="11.4503166225311">
            <text:p>11.4503166225</text:p>
          </table:table-cell>
          <table:table-cell office:value-type="float" office:value="18.5184694456939">
            <text:p>18.518469445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525">
            <text:p>4525</text:p>
          </table:table-cell>
          <table:table-cell office:value-type="float" office:value="7972">
            <text:p>7972</text:p>
          </table:table-cell>
          <table:table-cell office:value-type="float" office:value="15227">
            <text:p>15227</text:p>
          </table:table-cell>
          <table:table-cell office:value-type="float" office:value="173.5">
            <text:p>173.5</text:p>
          </table:table-cell>
          <table:table-cell office:value-type="float" office:value="579.125">
            <text:p>579.125</text:p>
          </table:table-cell>
          <table:table-cell office:value-type="float" office:value="835.5">
            <text:p>835.5</text:p>
          </table:table-cell>
          <table:table-cell office:value-type="float" office:value="0.0383425414364641">
            <text:p>0.0383425414</text:p>
          </table:table-cell>
          <table:table-cell office:value-type="float" office:value="0.0726448820873056">
            <text:p>0.0726448821</text:p>
          </table:table-cell>
          <table:table-cell office:value-type="float" office:value="0.0548696394562291">
            <text:p>0.0548696395</text:p>
          </table:table-cell>
          <table:table-cell office:value-type="float" office:value="1.13708038997589">
            <text:p>1.13708039</text:p>
          </table:table-cell>
          <table:table-cell office:value-type="float" office:value="1.26460055393679">
            <text:p>1.2646005539</text:p>
          </table:table-cell>
          <table:table-cell office:value-type="float" office:value="1.19794466567155">
            <text:p>1.1979446657</text:p>
          </table:table-cell>
          <table:table-cell office:value-type="float" office:value="18.4221581732289">
            <text:p>18.4221581732</text:p>
          </table:table-cell>
          <table:table-cell office:value-type="float" office:value="9.88410632021662">
            <text:p>9.8841063202</text:p>
          </table:table-cell>
          <table:table-cell office:value-type="float" office:value="12.976105974792">
            <text:p>12.976105974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16">
            <text:p>4816</text:p>
          </table:table-cell>
          <table:table-cell office:value-type="float" office:value="8706">
            <text:p>8706</text:p>
          </table:table-cell>
          <table:table-cell office:value-type="float" office:value="16896">
            <text:p>16896</text:p>
          </table:table-cell>
          <table:table-cell office:value-type="float" office:value="264.875">
            <text:p>264.875</text:p>
          </table:table-cell>
          <table:table-cell office:value-type="float" office:value="652.125">
            <text:p>652.125</text:p>
          </table:table-cell>
          <table:table-cell office:value-type="float" office:value="855.625">
            <text:p>855.625</text:p>
          </table:table-cell>
          <table:table-cell office:value-type="float" office:value="0.0549989617940199">
            <text:p>0.0549989618</text:p>
          </table:table-cell>
          <table:table-cell office:value-type="float" office:value="0.0749052377670572">
            <text:p>0.0749052378</text:p>
          </table:table-cell>
          <table:table-cell office:value-type="float" office:value="0.0506406841856061">
            <text:p>0.0506406842</text:p>
          </table:table-cell>
          <table:table-cell office:value-type="float" office:value="1.19842514244397">
            <text:p>1.1984251424</text:p>
          </table:table-cell>
          <table:table-cell office:value-type="float" office:value="1.27316548968878">
            <text:p>1.2731654897</text:p>
          </table:table-cell>
          <table:table-cell office:value-type="float" office:value="1.1822687732834">
            <text:p>1.1822687733</text:p>
          </table:table-cell>
          <table:table-cell office:value-type="float" office:value="12.9463950676279">
            <text:p>12.9463950676</text:p>
          </table:table-cell>
          <table:table-cell office:value-type="float" office:value="9.59605600666149">
            <text:p>9.5960560067</text:p>
          </table:table-cell>
          <table:table-cell office:value-type="float" office:value="14.0312758444831">
            <text:p>14.031275844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562">
            <text:p>5562</text:p>
          </table:table-cell>
          <table:table-cell office:value-type="float" office:value="9818">
            <text:p>9818</text:p>
          </table:table-cell>
          <table:table-cell office:value-type="float" office:value="18588">
            <text:p>18588</text:p>
          </table:table-cell>
          <table:table-cell office:value-type="float" office:value="345.875">
            <text:p>345.875</text:p>
          </table:table-cell>
          <table:table-cell office:value-type="float" office:value="661">
            <text:p>661</text:p>
          </table:table-cell>
          <table:table-cell office:value-type="float" office:value="507.5">
            <text:p>507.5</text:p>
          </table:table-cell>
          <table:table-cell office:value-type="float" office:value="0.0621853649766271">
            <text:p>0.062185365</text:p>
          </table:table-cell>
          <table:table-cell office:value-type="float" office:value="0.0673253208392748">
            <text:p>0.0673253208</text:p>
          </table:table-cell>
          <table:table-cell office:value-type="float" office:value="0.0273025607919088">
            <text:p>0.0273025608</text:p>
          </table:table-cell>
          <table:table-cell office:value-type="float" office:value="1.22522813586806">
            <text:p>1.2252281359</text:p>
          </table:table-cell>
          <table:table-cell office:value-type="float" office:value="1.24452271263664">
            <text:p>1.2445227126</text:p>
          </table:table-cell>
          <table:table-cell office:value-type="float" office:value="1.09702000523024">
            <text:p>1.0970200052</text:p>
          </table:table-cell>
          <table:table-cell office:value-type="float" office:value="11.4895570901264">
            <text:p>11.4895570901</text:p>
          </table:table-cell>
          <table:table-cell office:value-type="float" office:value="10.6383005036253">
            <text:p>10.6383005036</text:p>
          </table:table-cell>
          <table:table-cell office:value-type="float" office:value="25.7326429025911">
            <text:p>25.73264290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5768">
            <text:p>5768</text:p>
          </table:table-cell>
          <table:table-cell office:value-type="float" office:value="9988">
            <text:p>9988</text:p>
          </table:table-cell>
          <table:table-cell office:value-type="float" office:value="18146">
            <text:p>18146</text:p>
          </table:table-cell>
          <table:table-cell office:value-type="float" office:value="351.25">
            <text:p>351.25</text:p>
          </table:table-cell>
          <table:table-cell office:value-type="float" office:value="439">
            <text:p>439</text:p>
          </table:table-cell>
          <table:table-cell office:value-type="float" office:value="299.25">
            <text:p>299.25</text:p>
          </table:table-cell>
          <table:table-cell office:value-type="float" office:value="0.0608963245492372">
            <text:p>0.0608963245</text:p>
          </table:table-cell>
          <table:table-cell office:value-type="float" office:value="0.0439527432919503">
            <text:p>0.0439527433</text:p>
          </table:table-cell>
          <table:table-cell office:value-type="float" office:value="0.0164912377383445">
            <text:p>0.0164912377</text:p>
          </table:table-cell>
          <table:table-cell office:value-type="float" office:value="1.2204055261158">
            <text:p>1.2204055261</text:p>
          </table:table-cell>
          <table:table-cell office:value-type="float" office:value="1.15762101506189">
            <text:p>1.1576210151</text:p>
          </table:table-cell>
          <table:table-cell office:value-type="float" office:value="1.05825237549161">
            <text:p>1.0582523755</text:p>
          </table:table-cell>
          <table:table-cell office:value-type="float" office:value="11.7255732793625">
            <text:p>11.7255732794</text:p>
          </table:table-cell>
          <table:table-cell office:value-type="float" office:value="16.1143716178827">
            <text:p>16.1143716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4">
            <text:p>5784</text:p>
          </table:table-cell>
          <table:table-cell office:value-type="float" office:value="9998">
            <text:p>9998</text:p>
          </table:table-cell>
          <table:table-cell office:value-type="float" office:value="16462">
            <text:p>16462</text:p>
          </table:table-cell>
          <table:table-cell office:value-type="float" office:value="461">
            <text:p>461</text:p>
          </table:table-cell>
          <table:table-cell office:value-type="float" office:value="802.5">
            <text:p>802.5</text:p>
          </table:table-cell>
          <table:table-cell office:value-type="float" office:value="226.625">
            <text:p>226.625</text:p>
          </table:table-cell>
          <table:table-cell office:value-type="float" office:value="0.0797026279391425">
            <text:p>0.0797026279</text:p>
          </table:table-cell>
          <table:table-cell office:value-type="float" office:value="0.0802660532106421">
            <text:p>0.0802660532</text:p>
          </table:table-cell>
          <table:table-cell office:value-type="float" office:value="0.0137665532742073">
            <text:p>0.0137665533</text:p>
          </table:table-cell>
          <table:table-cell office:value-type="float" office:value="1.29141011523179">
            <text:p>1.2914101152</text:p>
          </table:table-cell>
          <table:table-cell office:value-type="float" office:value="1.29355875926135">
            <text:p>1.2935587593</text:p>
          </table:table-cell>
          <table:table-cell office:value-type="float" office:value="1.04855439171827">
            <text:p>1.0485543917</text:p>
          </table:table-cell>
          <table:table-cell office:value-type="float" office:value="9.03881106480514">
            <text:p>9.0388110648</text:p>
          </table:table-cell>
          <table:table-cell office:value-type="float" office:value="8.9777349362537">
            <text:p>8.9777349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344">
            <text:p>6344</text:p>
          </table:table-cell>
          <table:table-cell office:value-type="float" office:value="10968">
            <text:p>10968</text:p>
          </table:table-cell>
          <table:table-cell office:value-type="float" office:value="17488">
            <text:p>17488</text:p>
          </table:table-cell>
          <table:table-cell office:value-type="float" office:value="522.125">
            <text:p>522.125</text:p>
          </table:table-cell>
          <table:table-cell office:value-type="float" office:value="936.625">
            <text:p>936.625</text:p>
          </table:table-cell>
          <table:table-cell office:value-type="float" office:value="288.125">
            <text:p>288.125</text:p>
          </table:table-cell>
          <table:table-cell office:value-type="float" office:value="0.0823021752837327">
            <text:p>0.0823021753</text:p>
          </table:table-cell>
          <table:table-cell office:value-type="float" office:value="0.0853961524434719">
            <text:p>0.0853961524</text:p>
          </table:table-cell>
          <table:table-cell office:value-type="float" office:value="0.0164755832570906">
            <text:p>0.0164755833</text:p>
          </table:table-cell>
          <table:table-cell office:value-type="float" office:value="1.30133396368368">
            <text:p>1.3013339637</text:p>
          </table:table-cell>
          <table:table-cell office:value-type="float" office:value="1.31317983914236">
            <text:p>1.3131798391</text:p>
          </table:table-cell>
          <table:table-cell office:value-type="float" office:value="1.05819657329339">
            <text:p>1.0581965733</text:p>
          </table:table-cell>
          <table:table-cell office:value-type="float" office:value="8.76398448719727">
            <text:p>8.7639844872</text:p>
          </table:table-cell>
          <table:table-cell office:value-type="float" office:value="8.45868400408072">
            <text:p>8.4586840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20">
            <text:p>7020</text:p>
          </table:table-cell>
          <table:table-cell office:value-type="float" office:value="11922">
            <text:p>11922</text:p>
          </table:table-cell>
          <table:table-cell office:value-type="float" office:value="17531">
            <text:p>17531</text:p>
          </table:table-cell>
          <table:table-cell office:value-type="float" office:value="511">
            <text:p>511</text:p>
          </table:table-cell>
          <table:table-cell office:value-type="float" office:value="876.25">
            <text:p>876.25</text:p>
          </table:table-cell>
          <table:table-cell office:value-type="float" office:value="511.5">
            <text:p>511.5</text:p>
          </table:table-cell>
          <table:table-cell office:value-type="float" office:value="0.0727920227920228">
            <text:p>0.0727920228</text:p>
          </table:table-cell>
          <table:table-cell office:value-type="float" office:value="0.0734985740647542">
            <text:p>0.0734985741</text:p>
          </table:table-cell>
          <table:table-cell office:value-type="float" office:value="0.0291768866579203">
            <text:p>0.0291768867</text:p>
          </table:table-cell>
          <table:table-cell office:value-type="float" office:value="1.2651574897931">
            <text:p>1.2651574898</text:p>
          </table:table-cell>
          <table:table-cell office:value-type="float" office:value="1.26783300839016">
            <text:p>1.2678330084</text:p>
          </table:table-cell>
          <table:table-cell office:value-type="float" office:value="1.10378763310422">
            <text:p>1.1037876331</text:p>
          </table:table-cell>
          <table:table-cell office:value-type="float" office:value="9.86481118592042">
            <text:p>9.8648111859</text:p>
          </table:table-cell>
          <table:table-cell office:value-type="float" office:value="9.77323410635286">
            <text:p>9.7732341064</text:p>
          </table:table-cell>
          <table:table-cell office:value-type="float" office:value="24.1016342507692">
            <text:p>24.101634250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434">
            <text:p>7434</text:p>
          </table:table-cell>
          <table:table-cell office:value-type="float" office:value="12092">
            <text:p>12092</text:p>
          </table:table-cell>
          <table:table-cell office:value-type="float" office:value="17391">
            <text:p>17391</text:p>
          </table:table-cell>
          <table:table-cell office:value-type="float" office:value="526.25">
            <text:p>526.25</text:p>
          </table:table-cell>
          <table:table-cell office:value-type="float" office:value="137.5">
            <text:p>137.5</text:p>
          </table:table-cell>
          <table:table-cell office:value-type="float" office:value="369.5">
            <text:p>369.5</text:p>
          </table:table-cell>
          <table:table-cell office:value-type="float" office:value="0.0707896152811407">
            <text:p>0.0707896153</text:p>
          </table:table-cell>
          <table:table-cell office:value-type="float" office:value="0.0113711544823023">
            <text:p>0.0113711545</text:p>
          </table:table-cell>
          <table:table-cell office:value-type="float" office:value="0.0212466218158818">
            <text:p>0.0212466218</text:p>
          </table:table-cell>
          <table:table-cell office:value-type="float" office:value="1.25758554596203">
            <text:p>1.257585546</text:p>
          </table:table-cell>
          <table:table-cell office:value-type="float" office:value="1.04005247487041">
            <text:p>1.0400524749</text:p>
          </table:table-cell>
          <table:table-cell office:value-type="float" office:value="1.07524795747522">
            <text:p>1.0752479575</text:p>
          </table:table-cell>
          <table:table-cell office:value-type="float" office:value="10.1342737939365">
            <text:p>10.1342737939</text:p>
          </table:table-cell>
          <table:table-cell office:value-type="float" office:value="0">
            <text:p>0</text:p>
          </table:table-cell>
          <table:table-cell office:value-type="float" office:value="32.9692363795268">
            <text:p>32.96923637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194">
            <text:p>8194</text:p>
          </table:table-cell>
          <table:table-cell office:value-type="float" office:value="11818">
            <text:p>11818</text:p>
          </table:table-cell>
          <table:table-cell office:value-type="float" office:value="17407">
            <text:p>17407</text:p>
          </table:table-cell>
          <table:table-cell office:value-type="float" office:value="416.125">
            <text:p>416.125</text:p>
          </table:table-cell>
          <table:table-cell office:value-type="float" office:value="198.75">
            <text:p>198.75</text:p>
          </table:table-cell>
          <table:table-cell office:value-type="float" office:value="453.625">
            <text:p>453.625</text:p>
          </table:table-cell>
          <table:table-cell office:value-type="float" office:value="0.0507841103246278">
            <text:p>0.0507841103</text:p>
          </table:table-cell>
          <table:table-cell office:value-type="float" office:value="0.0168175664240988">
            <text:p>0.0168175664</text:p>
          </table:table-cell>
          <table:table-cell office:value-type="float" office:value="0.0260599184236227">
            <text:p>0.0260599184</text:p>
          </table:table-cell>
          <table:table-cell office:value-type="float" office:value="1.18279927682467">
            <text:p>1.1827992768</text:p>
          </table:table-cell>
          <table:table-cell office:value-type="float" office:value="1.05941583034359">
            <text:p>1.0594158303</text:p>
          </table:table-cell>
          <table:table-cell office:value-type="float" office:value="1.09254078840524">
            <text:p>1.0925407884</text:p>
          </table:table-cell>
          <table:table-cell office:value-type="float" office:value="13.992611120184">
            <text:p>13.9926111202</text:p>
          </table:table-cell>
          <table:table-cell office:value-type="float" office:value="0">
            <text:p>0</text:p>
          </table:table-cell>
          <table:table-cell office:value-type="float" office:value="26.9432975197513">
            <text:p>26.943297519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328">
            <text:p>12328</text:p>
          </table:table-cell>
          <table:table-cell office:value-type="float" office:value="19724">
            <text:p>19724</text:p>
          </table:table-cell>
          <table:table-cell office:value-type="float" office:value="350.375">
            <text:p>350.375</text:p>
          </table:table-cell>
          <table:table-cell office:value-type="float" office:value="245.25">
            <text:p>245.25</text:p>
          </table:table-cell>
          <table:table-cell office:value-type="float" office:value="276.375">
            <text:p>276.375</text:p>
          </table:table-cell>
          <table:table-cell office:value-type="float" office:value="0.0393591327791508">
            <text:p>0.0393591328</text:p>
          </table:table-cell>
          <table:table-cell office:value-type="float" office:value="0.0198937378325762">
            <text:p>0.0198937378</text:p>
          </table:table-cell>
          <table:table-cell office:value-type="float" office:value="0.0140121172176029">
            <text:p>0.0140121172</text:p>
          </table:table-cell>
          <table:table-cell office:value-type="float" office:value="1.14079328173996">
            <text:p>1.1407932817</text:p>
          </table:table-cell>
          <table:table-cell office:value-type="float" office:value="1.07040377359172">
            <text:p>1.0704037736</text:p>
          </table:table-cell>
          <table:table-cell office:value-type="float" office:value="1.04942723554229">
            <text:p>1.0494272355</text:p>
          </table:table-cell>
          <table:table-cell office:value-type="float" office:value="17.9551784545516">
            <text:p>17.95517845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678">
            <text:p>9678</text:p>
          </table:table-cell>
          <table:table-cell office:value-type="float" office:value="12682">
            <text:p>12682</text:p>
          </table:table-cell>
          <table:table-cell office:value-type="float" office:value="19702">
            <text:p>19702</text:p>
          </table:table-cell>
          <table:table-cell office:value-type="float" office:value="95.75">
            <text:p>95.75</text:p>
          </table:table-cell>
          <table:table-cell office:value-type="float" office:value="135.125">
            <text:p>135.125</text:p>
          </table:table-cell>
          <table:table-cell office:value-type="float" office:value="304.875">
            <text:p>304.875</text:p>
          </table:table-cell>
          <table:table-cell office:value-type="float" office:value="0.00989357305228353">
            <text:p>0.0098935731</text:p>
          </table:table-cell>
          <table:table-cell office:value-type="float" office:value="0.0106548651632235">
            <text:p>0.0106548652</text:p>
          </table:table-cell>
          <table:table-cell office:value-type="float" office:value="0.01547431732819">
            <text:p>0.0154743173</text:p>
          </table:table-cell>
          <table:table-cell office:value-type="float" office:value="1.03481935594696">
            <text:p>1.0348193559</text:p>
          </table:table-cell>
          <table:table-cell office:value-type="float" office:value="1.03751453932851">
            <text:p>1.0375145393</text:p>
          </table:table-cell>
          <table:table-cell office:value-type="float" office:value="1.05462944146234">
            <text:p>1.05462944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482">
            <text:p>12482</text:p>
          </table:table-cell>
          <table:table-cell office:value-type="float" office:value="19705">
            <text:p>19705</text:p>
          </table:table-cell>
          <table:table-cell office:value-type="float" office:value="122.25">
            <text:p>122.25</text:p>
          </table:table-cell>
          <table:table-cell office:value-type="float" office:value="214.125">
            <text:p>214.125</text:p>
          </table:table-cell>
          <table:table-cell office:value-type="float" office:value="332.125">
            <text:p>332.125</text:p>
          </table:table-cell>
          <table:table-cell office:value-type="float" office:value="0.0132635347727026">
            <text:p>0.0132635348</text:p>
          </table:table-cell>
          <table:table-cell office:value-type="float" office:value="0.0171547027719917">
            <text:p>0.0171547028</text:p>
          </table:table-cell>
          <table:table-cell office:value-type="float" office:value="0.0168548591727988">
            <text:p>0.0168548592</text:p>
          </table:table-cell>
          <table:table-cell office:value-type="float" office:value="1.04676717755961">
            <text:p>1.0467671776</text:p>
          </table:table-cell>
          <table:table-cell office:value-type="float" office:value="1.06061825600327">
            <text:p>1.060618256</text:p>
          </table:table-cell>
          <table:table-cell office:value-type="float" office:value="1.05954881620916">
            <text:p>1.05954881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9032">
            <text:p>9032</text:p>
          </table:table-cell>
          <table:table-cell office:value-type="float" office:value="12574">
            <text:p>12574</text:p>
          </table:table-cell>
          <table:table-cell office:value-type="float" office:value="19994">
            <text:p>19994</text:p>
          </table:table-cell>
          <table:table-cell office:value-type="float" office:value="90.125">
            <text:p>90.125</text:p>
          </table:table-cell>
          <table:table-cell office:value-type="float" office:value="250">
            <text:p>250</text:p>
          </table:table-cell>
          <table:table-cell office:value-type="float" office:value="332.875">
            <text:p>332.875</text:p>
          </table:table-cell>
          <table:table-cell office:value-type="float" office:value="0.00997841009743135">
            <text:p>0.0099784101</text:p>
          </table:table-cell>
          <table:table-cell office:value-type="float" office:value="0.0198822968029267">
            <text:p>0.0198822968</text:p>
          </table:table-cell>
          <table:table-cell office:value-type="float" office:value="0.016648744623387">
            <text:p>0.0166487446</text:p>
          </table:table-cell>
          <table:table-cell office:value-type="float" office:value="1.03511958993043">
            <text:p>1.0351195899</text:p>
          </table:table-cell>
          <table:table-cell office:value-type="float" office:value="1.07036283803352">
            <text:p>1.070362838</text:p>
          </table:table-cell>
          <table:table-cell office:value-type="float" office:value="1.05881388034902">
            <text:p>1.05881388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780">
            <text:p>13780</text:p>
          </table:table-cell>
          <table:table-cell office:value-type="float" office:value="19670">
            <text:p>19670</text:p>
          </table:table-cell>
          <table:table-cell office:value-type="float" office:value="202.25">
            <text:p>202.25</text:p>
          </table:table-cell>
          <table:table-cell office:value-type="float" office:value="151.25">
            <text:p>151.25</text:p>
          </table:table-cell>
          <table:table-cell office:value-type="float" office:value="218">
            <text:p>218</text:p>
          </table:table-cell>
          <table:table-cell office:value-type="float" office:value="0.0217332903503116">
            <text:p>0.0217332904</text:p>
          </table:table-cell>
          <table:table-cell office:value-type="float" office:value="0.0109760522496372">
            <text:p>0.0109760522</text:p>
          </table:table-cell>
          <table:table-cell office:value-type="float" office:value="0.0110828673106253">
            <text:p>0.0110828673</text:p>
          </table:table-cell>
          <table:table-cell office:value-type="float" office:value="1.07699229460861">
            <text:p>1.0769922946</text:p>
          </table:table-cell>
          <table:table-cell office:value-type="float" office:value="1.03865231137078">
            <text:p>1.0386523114</text:p>
          </table:table-cell>
          <table:table-cell office:value-type="float" office:value="1.03903078228493">
            <text:p>1.0390307823</text:p>
          </table:table-cell>
          <table:table-cell office:value-type="float" office:value="32.2386699389557">
            <text:p>32.2386699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9346">
            <text:p>9346</text:p>
          </table:table-cell>
          <table:table-cell office:value-type="float" office:value="13684">
            <text:p>13684</text:p>
          </table:table-cell>
          <table:table-cell office:value-type="float" office:value="19351">
            <text:p>19351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226.25">
            <text:p>226.25</text:p>
          </table:table-cell>
          <table:table-cell office:value-type="float" office:value="0.00791782580783223">
            <text:p>0.0079178258</text:p>
          </table:table-cell>
          <table:table-cell office:value-type="float" office:value="0.00241157556270096">
            <text:p>0.0024115756</text:p>
          </table:table-cell>
          <table:table-cell office:value-type="float" office:value="0.0116919022272751">
            <text:p>0.0116919022</text:p>
          </table:table-cell>
          <table:table-cell office:value-type="float" office:value="1.02783526657984">
            <text:p>1.0278352666</text:p>
          </table:table-cell>
          <table:table-cell office:value-type="float" office:value="1.00845191323497">
            <text:p>1.0084519132</text:p>
          </table:table-cell>
          <table:table-cell office:value-type="float" office:value="1.04118959092774">
            <text:p>1.0411895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468">
            <text:p>13468</text:p>
          </table:table-cell>
          <table:table-cell office:value-type="float" office:value="19102">
            <text:p>19102</text:p>
          </table:table-cell>
          <table:table-cell office:value-type="float" office:value="66">
            <text:p>66</text:p>
          </table:table-cell>
          <table:table-cell office:value-type="float" office:value="133.25">
            <text:p>133.25</text:p>
          </table:table-cell>
          <table:table-cell office:value-type="float" office:value="234.75">
            <text:p>234.75</text:p>
          </table:table-cell>
          <table:table-cell office:value-type="float" office:value="0.00743243243243243">
            <text:p>0.0074324324</text:p>
          </table:table-cell>
          <table:table-cell office:value-type="float" office:value="0.00989382239382239">
            <text:p>0.0098938224</text:p>
          </table:table-cell>
          <table:table-cell office:value-type="float" office:value="0.0122892890796775">
            <text:p>0.0122892891</text:p>
          </table:table-cell>
          <table:table-cell office:value-type="float" office:value="1.02612178597516">
            <text:p>1.026121786</text:p>
          </table:table-cell>
          <table:table-cell office:value-type="float" office:value="1.03482023831264">
            <text:p>1.0348202383</text:p>
          </table:table-cell>
          <table:table-cell office:value-type="float" office:value="1.043308523966">
            <text:p>1.0433085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133">
            <text:p>9133</text:p>
          </table:table-cell>
          <table:table-cell office:value-type="float" office:value="13828">
            <text:p>13828</text:p>
          </table:table-cell>
          <table:table-cell office:value-type="float" office:value="20002">
            <text:p>20002</text:p>
          </table:table-cell>
          <table:table-cell office:value-type="float" office:value="186.75">
            <text:p>186.75</text:p>
          </table:table-cell>
          <table:table-cell office:value-type="float" office:value="192.5">
            <text:p>192.5</text:p>
          </table:table-cell>
          <table:table-cell office:value-type="float" office:value="320">
            <text:p>320</text:p>
          </table:table-cell>
          <table:table-cell office:value-type="float" office:value="0.0204478265630132">
            <text:p>0.0204478266</text:p>
          </table:table-cell>
          <table:table-cell office:value-type="float" office:value="0.0139210297946196">
            <text:p>0.0139210298</text:p>
          </table:table-cell>
          <table:table-cell office:value-type="float" office:value="0.015998400159984">
            <text:p>0.0159984002</text:p>
          </table:table-cell>
          <table:table-cell office:value-type="float" office:value="1.0723868956484">
            <text:p>1.0723868956</text:p>
          </table:table-cell>
          <table:table-cell office:value-type="float" office:value="1.04910344261943">
            <text:p>1.0491034426</text:p>
          </table:table-cell>
          <table:table-cell office:value-type="float" office:value="1.05649606022299">
            <text:p>1.0564960602</text:p>
          </table:table-cell>
          <table:table-cell office:value-type="float" office:value="34.2437347874604">
            <text:p>34.2437347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0520">
            <text:p>10520</text:p>
          </table:table-cell>
          <table:table-cell office:value-type="float" office:value="13952">
            <text:p>13952</text:p>
          </table:table-cell>
          <table:table-cell office:value-type="float" office:value="20924">
            <text:p>20924</text:p>
          </table:table-cell>
          <table:table-cell office:value-type="float" office:value="156.5">
            <text:p>156.5</text:p>
          </table:table-cell>
          <table:table-cell office:value-type="float" office:value="134">
            <text:p>134</text:p>
          </table:table-cell>
          <table:table-cell office:value-type="float" office:value="264">
            <text:p>264</text:p>
          </table:table-cell>
          <table:table-cell office:value-type="float" office:value="0.0148764258555133">
            <text:p>0.0148764259</text:p>
          </table:table-cell>
          <table:table-cell office:value-type="float" office:value="0.00960435779816514">
            <text:p>0.0096043578</text:p>
          </table:table-cell>
          <table:table-cell office:value-type="float" office:value="0.0126170904224814">
            <text:p>0.0126170904</text:p>
          </table:table-cell>
          <table:table-cell office:value-type="float" office:value="1.05250125426492">
            <text:p>1.0525012543</text:p>
          </table:table-cell>
          <table:table-cell office:value-type="float" office:value="1.03379604992346">
            <text:p>1.0337960499</text:p>
          </table:table-cell>
          <table:table-cell office:value-type="float" office:value="1.04447183078131">
            <text:p>1.0444718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480">
            <text:p>10480</text:p>
          </table:table-cell>
          <table:table-cell office:value-type="float" office:value="13828">
            <text:p>13828</text:p>
          </table:table-cell>
          <table:table-cell office:value-type="float" office:value="20867">
            <text:p>20867</text:p>
          </table:table-cell>
          <table:table-cell office:value-type="float" office:value="98.375">
            <text:p>98.375</text:p>
          </table:table-cell>
          <table:table-cell office:value-type="float" office:value="172.25">
            <text:p>172.25</text:p>
          </table:table-cell>
          <table:table-cell office:value-type="float" office:value="486.375">
            <text:p>486.375</text:p>
          </table:table-cell>
          <table:table-cell office:value-type="float" office:value="0.00938692748091603">
            <text:p>0.0093869275</text:p>
          </table:table-cell>
          <table:table-cell office:value-type="float" office:value="0.0124566097772635">
            <text:p>0.0124566098</text:p>
          </table:table-cell>
          <table:table-cell office:value-type="float" office:value="0.023308333732688">
            <text:p>0.0233083337</text:p>
          </table:table-cell>
          <table:table-cell office:value-type="float" office:value="1.03302695042197">
            <text:p>1.0330269504</text:p>
          </table:table-cell>
          <table:table-cell office:value-type="float" office:value="1.04390226178962">
            <text:p>1.0439022618</text:p>
          </table:table-cell>
          <table:table-cell office:value-type="float" office:value="1.08264399377034">
            <text:p>1.0826439938</text:p>
          </table:table-cell>
          <table:table-cell table:number-columns-repeated="2" office:value-type="float" office:value="0">
            <text:p>0</text:p>
          </table:table-cell>
          <table:table-cell office:value-type="float" office:value="30.0834122646027">
            <text:p>30.083412264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0201">
            <text:p>10201</text:p>
          </table:table-cell>
          <table:table-cell office:value-type="float" office:value="13598">
            <text:p>13598</text:p>
          </table:table-cell>
          <table:table-cell office:value-type="float" office:value="21882">
            <text:p>21882</text:p>
          </table:table-cell>
          <table:table-cell office:value-type="float" office:value="110.875">
            <text:p>110.875</text:p>
          </table:table-cell>
          <table:table-cell office:value-type="float" office:value="145.75">
            <text:p>145.75</text:p>
          </table:table-cell>
          <table:table-cell office:value-type="float" office:value="800">
            <text:p>800</text:p>
          </table:table-cell>
          <table:table-cell office:value-type="float" office:value="0.0108690324477992">
            <text:p>0.0108690324</text:p>
          </table:table-cell>
          <table:table-cell office:value-type="float" office:value="0.0107184880129431">
            <text:p>0.010718488</text:p>
          </table:table-cell>
          <table:table-cell office:value-type="float" office:value="0.036559729458002">
            <text:p>0.0365597295</text:p>
          </table:table-cell>
          <table:table-cell office:value-type="float" office:value="1.03827315986535">
            <text:p>1.0382731599</text:p>
          </table:table-cell>
          <table:table-cell office:value-type="float" office:value="1.03773988457646">
            <text:p>1.0377398846</text:p>
          </table:table-cell>
          <table:table-cell office:value-type="float" office:value="1.13057881618637">
            <text:p>1.1305788162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38078054435">
            <text:p>19.303807805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476">
            <text:p>10476</text:p>
          </table:table-cell>
          <table:table-cell office:value-type="float" office:value="13966">
            <text:p>13966</text:p>
          </table:table-cell>
          <table:table-cell office:value-type="float" office:value="22233">
            <text:p>22233</text:p>
          </table:table-cell>
          <table:table-cell office:value-type="float" office:value="134.625">
            <text:p>134.625</text:p>
          </table:table-cell>
          <table:table-cell office:value-type="float" office:value="206">
            <text:p>206</text:p>
          </table:table-cell>
          <table:table-cell office:value-type="float" office:value="942.875">
            <text:p>942.875</text:p>
          </table:table-cell>
          <table:table-cell office:value-type="float" office:value="0.0128508018327606">
            <text:p>0.0128508018</text:p>
          </table:table-cell>
          <table:table-cell office:value-type="float" office:value="0.0147501074036947">
            <text:p>0.0147501074</text:p>
          </table:table-cell>
          <table:table-cell office:value-type="float" office:value="0.0424088067287366">
            <text:p>0.0424088067</text:p>
          </table:table-cell>
          <table:table-cell office:value-type="float" office:value="1.04530148690584">
            <text:p>1.0453014869</text:p>
          </table:table-cell>
          <table:table-cell office:value-type="float" office:value="1.05205180462304">
            <text:p>1.0520518046</text:p>
          </table:table-cell>
          <table:table-cell office:value-type="float" office:value="1.15195589705136">
            <text:p>1.1519558971</text:p>
          </table:table-cell>
          <table:table-cell table:number-columns-repeated="2" office:value-type="float" office:value="0">
            <text:p>0</text:p>
          </table:table-cell>
          <table:table-cell office:value-type="float" office:value="16.6885905812273">
            <text:p>16.688590581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490">
            <text:p>10490</text:p>
          </table:table-cell>
          <table:table-cell office:value-type="float" office:value="14858">
            <text:p>14858</text:p>
          </table:table-cell>
          <table:table-cell office:value-type="float" office:value="21987">
            <text:p>21987</text:p>
          </table:table-cell>
          <table:table-cell office:value-type="float" office:value="88.75">
            <text:p>88.75</text:p>
          </table:table-cell>
          <table:table-cell office:value-type="float" office:value="175.5">
            <text:p>175.5</text:p>
          </table:table-cell>
          <table:table-cell office:value-type="float" office:value="556.5">
            <text:p>556.5</text:p>
          </table:table-cell>
          <table:table-cell office:value-type="float" office:value="0.0084604385128694">
            <text:p>0.0084604385</text:p>
          </table:table-cell>
          <table:table-cell office:value-type="float" office:value="0.0118118185489299">
            <text:p>0.0118118185</text:p>
          </table:table-cell>
          <table:table-cell office:value-type="float" office:value="0.0253104106972302">
            <text:p>0.0253104107</text:p>
          </table:table-cell>
          <table:table-cell office:value-type="float" office:value="1.02975182967391">
            <text:p>1.0297518297</text:p>
          </table:table-cell>
          <table:table-cell office:value-type="float" office:value="1.04161482227382">
            <text:p>1.0416148223</text:p>
          </table:table-cell>
          <table:table-cell office:value-type="float" office:value="1.08984204654404">
            <text:p>1.0898420465</text:p>
          </table:table-cell>
          <table:table-cell table:number-columns-repeated="2" office:value-type="float" office:value="0">
            <text:p>0</text:p>
          </table:table-cell>
          <table:table-cell office:value-type="float" office:value="27.7309825704843">
            <text:p>27.730982570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463">
            <text:p>14463</text:p>
          </table:table-cell>
          <table:table-cell office:value-type="float" office:value="23118">
            <text:p>23118</text:p>
          </table:table-cell>
          <table:table-cell office:value-type="float" office:value="30">
            <text:p>30</text:p>
          </table:table-cell>
          <table:table-cell office:value-type="float" office:value="307.5">
            <text:p>307.5</text:p>
          </table:table-cell>
          <table:table-cell office:value-type="float" office:value="284.875">
            <text:p>284.875</text:p>
          </table:table-cell>
          <table:table-cell office:value-type="float" office:value="0.00296062370472713">
            <text:p>0.0029606237</text:p>
          </table:table-cell>
          <table:table-cell office:value-type="float" office:value="0.0212611491391827">
            <text:p>0.0212611491</text:p>
          </table:table-cell>
          <table:table-cell office:value-type="float" office:value="0.0123226490180811">
            <text:p>0.012322649</text:p>
          </table:table-cell>
          <table:table-cell office:value-type="float" office:value="1.01037936294028">
            <text:p>1.0103793629</text:p>
          </table:table-cell>
          <table:table-cell office:value-type="float" office:value="1.07530001345407">
            <text:p>1.0753000135</text:p>
          </table:table-cell>
          <table:table-cell office:value-type="float" office:value="1.04342689301378">
            <text:p>1.043426893</text:p>
          </table:table-cell>
          <table:table-cell office:value-type="float" office:value="0">
            <text:p>0</text:p>
          </table:table-cell>
          <table:table-cell office:value-type="float" office:value="32.9469443069207">
            <text:p>32.9469443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866">
            <text:p>9866</text:p>
          </table:table-cell>
          <table:table-cell office:value-type="float" office:value="15082">
            <text:p>15082</text:p>
          </table:table-cell>
          <table:table-cell office:value-type="float" office:value="25321">
            <text:p>25321</text:p>
          </table:table-cell>
          <table:table-cell office:value-type="float" office:value="130.875">
            <text:p>130.875</text:p>
          </table:table-cell>
          <table:table-cell office:value-type="float" office:value="53.75">
            <text:p>53.75</text:p>
          </table:table-cell>
          <table:table-cell office:value-type="float" office:value="65.25">
            <text:p>65.25</text:p>
          </table:table-cell>
          <table:table-cell office:value-type="float" office:value="0.0132652544090817">
            <text:p>0.0132652544</text:p>
          </table:table-cell>
          <table:table-cell office:value-type="float" office:value="0.00356385094815011">
            <text:p>0.0035638509</text:p>
          </table:table-cell>
          <table:table-cell office:value-type="float" office:value="0.00257691244421626">
            <text:p>0.0025769124</text:p>
          </table:table-cell>
          <table:table-cell office:value-type="float" office:value="1.04677328570188">
            <text:p>1.0467732857</text:p>
          </table:table-cell>
          <table:table-cell office:value-type="float" office:value="1.01249837234434">
            <text:p>1.0124983723</text:p>
          </table:table-cell>
          <table:table-cell office:value-type="float" office:value="1.00903220889114">
            <text:p>1.0090322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6032">
            <text:p>16032</text:p>
          </table:table-cell>
          <table:table-cell office:value-type="float" office:value="27545">
            <text:p>27545</text:p>
          </table:table-cell>
          <table:table-cell office:value-type="float" office:value="121.625">
            <text:p>121.625</text:p>
          </table:table-cell>
          <table:table-cell office:value-type="float" office:value="643.25">
            <text:p>643.25</text:p>
          </table:table-cell>
          <table:table-cell office:value-type="float" office:value="325.875">
            <text:p>325.875</text:p>
          </table:table-cell>
          <table:table-cell office:value-type="float" office:value="0.0117172447013487">
            <text:p>0.0117172447</text:p>
          </table:table-cell>
          <table:table-cell office:value-type="float" office:value="0.040122879241517">
            <text:p>0.0401228792</text:p>
          </table:table-cell>
          <table:table-cell office:value-type="float" office:value="0.0118306407696497">
            <text:p>0.0118306408</text:p>
          </table:table-cell>
          <table:table-cell office:value-type="float" office:value="1.04127945234857">
            <text:p>1.0412794523</text:p>
          </table:table-cell>
          <table:table-cell office:value-type="float" office:value="1.14358537440502">
            <text:p>1.1435853744</text:p>
          </table:table-cell>
          <table:table-cell office:value-type="float" office:value="1.04168157225337">
            <text:p>1.0416815723</text:p>
          </table:table-cell>
          <table:table-cell office:value-type="float" office:value="0">
            <text:p>0</text:p>
          </table:table-cell>
          <table:table-cell office:value-type="float" office:value="17.6199105174782">
            <text:p>17.61991051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5356">
            <text:p>15356</text:p>
          </table:table-cell>
          <table:table-cell office:value-type="float" office:value="25257">
            <text:p>25257</text:p>
          </table:table-cell>
          <table:table-cell office:value-type="float" office:value="121.75">
            <text:p>121.75</text:p>
          </table:table-cell>
          <table:table-cell office:value-type="float" office:value="338.875">
            <text:p>338.875</text:p>
          </table:table-cell>
          <table:table-cell office:value-type="float" office:value="437.625">
            <text:p>437.625</text:p>
          </table:table-cell>
          <table:table-cell office:value-type="float" office:value="0.0112388073479184">
            <text:p>0.0112388073</text:p>
          </table:table-cell>
          <table:table-cell office:value-type="float" office:value="0.0220679213336806">
            <text:p>0.0220679213</text:p>
          </table:table-cell>
          <table:table-cell office:value-type="float" office:value="0.0173268796769212">
            <text:p>0.0173268797</text:p>
          </table:table-cell>
          <table:table-cell office:value-type="float" office:value="1.0395833948673">
            <text:p>1.0395833949</text:p>
          </table:table-cell>
          <table:table-cell office:value-type="float" office:value="1.07819223124578">
            <text:p>1.0781922312</text:p>
          </table:table-cell>
          <table:table-cell office:value-type="float" office:value="1.06123251155753">
            <text:p>1.0612325116</text:p>
          </table:table-cell>
          <table:table-cell office:value-type="float" office:value="0">
            <text:p>0</text:p>
          </table:table-cell>
          <table:table-cell office:value-type="float" office:value="31.7550305248642">
            <text:p>31.7550305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6108">
            <text:p>16108</text:p>
          </table:table-cell>
          <table:table-cell office:value-type="float" office:value="23146">
            <text:p>23146</text:p>
          </table:table-cell>
          <table:table-cell office:value-type="float" office:value="198.375">
            <text:p>198.375</text:p>
          </table:table-cell>
          <table:table-cell office:value-type="float" office:value="240.125">
            <text:p>240.125</text:p>
          </table:table-cell>
          <table:table-cell office:value-type="float" office:value="323.25">
            <text:p>323.25</text:p>
          </table:table-cell>
          <table:table-cell office:value-type="float" office:value="0.0185051305970149">
            <text:p>0.0185051306</text:p>
          </table:table-cell>
          <table:table-cell office:value-type="float" office:value="0.0149071889744226">
            <text:p>0.014907189</text:p>
          </table:table-cell>
          <table:table-cell office:value-type="float" office:value="0.0139656960165903">
            <text:p>0.013965696</text:p>
          </table:table-cell>
          <table:table-cell office:value-type="float" office:value="1.06543913921204">
            <text:p>1.0654391392</text:p>
          </table:table-cell>
          <table:table-cell office:value-type="float" office:value="1.05261072100539">
            <text:p>1.052610721</text:p>
          </table:table-cell>
          <table:table-cell office:value-type="float" office:value="1.04926221576191">
            <text:p>1.0492622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293">
            <text:p>11293</text:p>
          </table:table-cell>
          <table:table-cell office:value-type="float" office:value="15318">
            <text:p>15318</text:p>
          </table:table-cell>
          <table:table-cell office:value-type="float" office:value="24816">
            <text:p>24816</text:p>
          </table:table-cell>
          <table:table-cell office:value-type="float" office:value="-321">
            <text:p>-321</text:p>
          </table:table-cell>
          <table:table-cell office:value-type="float" office:value="-186.875">
            <text:p>-186.875</text:p>
          </table:table-cell>
          <table:table-cell office:value-type="float" office:value="197.125">
            <text:p>197.125</text:p>
          </table:table-cell>
          <table:table-cell office:value-type="float" office:value="-0.0284246878597361">
            <text:p>-0.0284246879</text:p>
          </table:table-cell>
          <table:table-cell office:value-type="float" office:value="-0.0121996996996997">
            <text:p>-0.0121996997</text:p>
          </table:table-cell>
          <table:table-cell office:value-type="float" office:value="0.00794346389426177">
            <text:p>0.0079434639</text:p>
          </table:table-cell>
          <table:table-cell office:value-type="float" office:value="0.902097199735573">
            <text:p>0.9020971997</text:p>
          </table:table-cell>
          <table:table-cell office:value-type="float" office:value="0.957592763089666">
            <text:p>0.9575927631</text:p>
          </table:table-cell>
          <table:table-cell office:value-type="float" office:value="1.02792579692245">
            <text:p>1.0279257969</text:p>
          </table:table-cell>
          <table:table-cell office:value-type="float" office:value="-24.0371536379708">
            <text:p>-24.037153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6675">
            <text:p>16675</text:p>
          </table:table-cell>
          <table:table-cell office:value-type="float" office:value="26247">
            <text:p>26247</text:p>
          </table:table-cell>
          <table:table-cell office:value-type="float" office:value="465.5">
            <text:p>465.5</text:p>
          </table:table-cell>
          <table:table-cell office:value-type="float" office:value="-274.5">
            <text:p>-274.5</text:p>
          </table:table-cell>
          <table:table-cell office:value-type="float" office:value="117.25">
            <text:p>117.25</text:p>
          </table:table-cell>
          <table:table-cell office:value-type="float" office:value="0.0404817810244369">
            <text:p>0.040481781</text:p>
          </table:table-cell>
          <table:table-cell office:value-type="float" office:value="-0.0164617691154423">
            <text:p>-0.0164617691</text:p>
          </table:table-cell>
          <table:table-cell office:value-type="float" office:value="0.00446717720120395">
            <text:p>0.0044671772</text:p>
          </table:table-cell>
          <table:table-cell office:value-type="float" office:value="1.14489823179155">
            <text:p>1.1448982318</text:p>
          </table:table-cell>
          <table:table-cell office:value-type="float" office:value="0.942914948187076">
            <text:p>0.9429149482</text:p>
          </table:table-cell>
          <table:table-cell office:value-type="float" office:value="1.01567423332162">
            <text:p>1.0156742333</text:p>
          </table:table-cell>
          <table:table-cell office:value-type="float" office:value="17.4667291744926">
            <text:p>17.46672917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438">
            <text:p>11438</text:p>
          </table:table-cell>
          <table:table-cell office:value-type="float" office:value="16284">
            <text:p>16284</text:p>
          </table:table-cell>
          <table:table-cell office:value-type="float" office:value="25488">
            <text:p>25488</text:p>
          </table:table-cell>
          <table:table-cell office:value-type="float" office:value="321.375">
            <text:p>321.375</text:p>
          </table:table-cell>
          <table:table-cell office:value-type="float" office:value="24.625">
            <text:p>24.625</text:p>
          </table:table-cell>
          <table:table-cell office:value-type="float" office:value="329.25">
            <text:p>329.25</text:p>
          </table:table-cell>
          <table:table-cell office:value-type="float" office:value="0.0280971323657982">
            <text:p>0.0280971324</text:p>
          </table:table-cell>
          <table:table-cell office:value-type="float" office:value="0.00151222058462294">
            <text:p>0.0015122206</text:p>
          </table:table-cell>
          <table:table-cell office:value-type="float" office:value="0.0129178436911488">
            <text:p>0.0129178437</text:p>
          </table:table-cell>
          <table:table-cell office:value-type="float" office:value="1.09988728302077">
            <text:p>1.099887283</text:p>
          </table:table-cell>
          <table:table-cell office:value-type="float" office:value="1.00529725419593">
            <text:p>1.0052972542</text:p>
          </table:table-cell>
          <table:table-cell office:value-type="float" office:value="1.04553951946285">
            <text:p>1.0455395195</text:p>
          </table:table-cell>
          <table:table-cell office:value-type="float" office:value="25.0146500553631">
            <text:p>25.01465005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16114">
            <text:p>16114</text:p>
          </table:table-cell>
          <table:table-cell office:value-type="float" office:value="25704">
            <text:p>25704</text:p>
          </table:table-cell>
          <table:table-cell office:value-type="float" office:value="188.5">
            <text:p>188.5</text:p>
          </table:table-cell>
          <table:table-cell office:value-type="float" office:value="-34">
            <text:p>-34</text:p>
          </table:table-cell>
          <table:table-cell office:value-type="float" office:value="674.125">
            <text:p>674.125</text:p>
          </table:table-cell>
          <table:table-cell office:value-type="float" office:value="0.0160836177474403">
            <text:p>0.0160836177</text:p>
          </table:table-cell>
          <table:table-cell office:value-type="float" office:value="-0.00210996648876753">
            <text:p>-0.0021099665</text:p>
          </table:table-cell>
          <table:table-cell office:value-type="float" office:value="0.0262264628073452">
            <text:p>0.0262264628</text:p>
          </table:table-cell>
          <table:table-cell office:value-type="float" office:value="1.05679968032534">
            <text:p>1.0567996803</text:p>
          </table:table-cell>
          <table:table-cell office:value-type="float" office:value="0.992623843128138">
            <text:p>0.9926238431</text:p>
          </table:table-cell>
          <table:table-cell office:value-type="float" office:value="1.09314076143442">
            <text:p>1.0931407614</text:p>
          </table:table-cell>
          <table:table-cell table:number-columns-repeated="2" office:value-type="float" office:value="0">
            <text:p>0</text:p>
          </table:table-cell>
          <table:table-cell office:value-type="float" office:value="26.77438307739">
            <text:p>26.774383077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0800">
            <text:p>10800</text:p>
          </table:table-cell>
          <table:table-cell office:value-type="float" office:value="16721">
            <text:p>16721</text:p>
          </table:table-cell>
          <table:table-cell office:value-type="float" office:value="27621">
            <text:p>27621</text:p>
          </table:table-cell>
          <table:table-cell office:value-type="float" office:value="-376">
            <text:p>-376</text:p>
          </table:table-cell>
          <table:table-cell office:value-type="float" office:value="480.125">
            <text:p>480.125</text:p>
          </table:table-cell>
          <table:table-cell office:value-type="float" office:value="870.75">
            <text:p>870.75</text:p>
          </table:table-cell>
          <table:table-cell office:value-type="float" office:value="-0.0348148148148148">
            <text:p>-0.0348148148</text:p>
          </table:table-cell>
          <table:table-cell office:value-type="float" office:value="0.0287138927097662">
            <text:p>0.0287138927</text:p>
          </table:table-cell>
          <table:table-cell office:value-type="float" office:value="0.031524926686217">
            <text:p>0.0315249267</text:p>
          </table:table-cell>
          <table:table-cell office:value-type="float" office:value="0.880523807956104">
            <text:p>0.880523808</text:p>
          </table:table-cell>
          <table:table-cell office:value-type="float" office:value="1.1021146202479">
            <text:p>1.1021146202</text:p>
          </table:table-cell>
          <table:table-cell office:value-type="float" office:value="1.1122851325668">
            <text:p>1.1122851326</text:p>
          </table:table-cell>
          <table:table-cell office:value-type="float" office:value="-19.5609263053502">
            <text:p>-19.5609263054</text:p>
          </table:table-cell>
          <table:table-cell office:value-type="float" office:value="24.4847228424787">
            <text:p>24.4847228425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1682">
            <text:p>11682</text:p>
          </table:table-cell>
          <table:table-cell office:value-type="float" office:value="17618">
            <text:p>17618</text:p>
          </table:table-cell>
          <table:table-cell office:value-type="float" office:value="27486">
            <text:p>27486</text:p>
          </table:table-cell>
          <table:table-cell office:value-type="float" office:value="-620.75">
            <text:p>-620.75</text:p>
          </table:table-cell>
          <table:table-cell office:value-type="float" office:value="465.75">
            <text:p>465.75</text:p>
          </table:table-cell>
          <table:table-cell office:value-type="float" office:value="789.75">
            <text:p>789.75</text:p>
          </table:table-cell>
          <table:table-cell office:value-type="float" office:value="-0.0531373052559493">
            <text:p>-0.0531373053</text:p>
          </table:table-cell>
          <table:table-cell office:value-type="float" office:value="0.0264360313315927">
            <text:p>0.0264360313</text:p>
          </table:table-cell>
          <table:table-cell office:value-type="float" office:value="0.0287328094302554">
            <text:p>0.0287328094</text:p>
          </table:table-cell>
          <table:table-cell office:value-type="float" office:value="0.819553635095511">
            <text:p>0.8195536351</text:p>
          </table:table-cell>
          <table:table-cell office:value-type="float" office:value="1.0938958826156">
            <text:p>1.0938958826</text:p>
          </table:table-cell>
          <table:table-cell office:value-type="float" office:value="1.10218295870789">
            <text:p>1.1021829587</text:p>
          </table:table-cell>
          <table:table-cell office:value-type="float" office:value="-12.6947275526693">
            <text:p>-12.6947275527</text:p>
          </table:table-cell>
          <table:table-cell office:value-type="float" office:value="26.5648560823787">
            <text:p>26.5648560824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1088">
            <text:p>11088</text:p>
          </table:table-cell>
          <table:table-cell office:value-type="float" office:value="16936">
            <text:p>16936</text:p>
          </table:table-cell>
          <table:table-cell office:value-type="float" office:value="27891">
            <text:p>27891</text:p>
          </table:table-cell>
          <table:table-cell office:value-type="float" office:value="-658.375">
            <text:p>-658.375</text:p>
          </table:table-cell>
          <table:table-cell office:value-type="float" office:value="373.375">
            <text:p>373.375</text:p>
          </table:table-cell>
          <table:table-cell office:value-type="float" office:value="739.125">
            <text:p>739.125</text:p>
          </table:table-cell>
          <table:table-cell office:value-type="float" office:value="-0.0593772546897547">
            <text:p>-0.0593772547</text:p>
          </table:table-cell>
          <table:table-cell office:value-type="float" office:value="0.0220462328767123">
            <text:p>0.0220462329</text:p>
          </table:table-cell>
          <table:table-cell office:value-type="float" office:value="0.0265004840271055">
            <text:p>0.026500484</text:p>
          </table:table-cell>
          <table:table-cell office:value-type="float" office:value="0.799089898999863">
            <text:p>0.799089899</text:p>
          </table:table-cell>
          <table:table-cell office:value-type="float" office:value="1.07811444638124">
            <text:p>1.0781144464</text:p>
          </table:table-cell>
          <table:table-cell office:value-type="float" office:value="1.09412815437606">
            <text:p>1.0941281544</text:p>
          </table:table-cell>
          <table:table-cell office:value-type="float" office:value="-11.3235053088453">
            <text:p>-11.3235053088</text:p>
          </table:table-cell>
          <table:table-cell office:value-type="float" office:value="31.7859317376938">
            <text:p>31.7859317377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0260">
            <text:p>10260</text:p>
          </table:table-cell>
          <table:table-cell office:value-type="float" office:value="16136">
            <text:p>16136</text:p>
          </table:table-cell>
          <table:table-cell office:value-type="float" office:value="28539">
            <text:p>28539</text:p>
          </table:table-cell>
          <table:table-cell office:value-type="float" office:value="-426.75">
            <text:p>-426.75</text:p>
          </table:table-cell>
          <table:table-cell office:value-type="float" office:value="-26.75">
            <text:p>-26.75</text:p>
          </table:table-cell>
          <table:table-cell office:value-type="float" office:value="833.625">
            <text:p>833.625</text:p>
          </table:table-cell>
          <table:table-cell office:value-type="float" office:value="-0.041593567251462">
            <text:p>-0.0415935673</text:p>
          </table:table-cell>
          <table:table-cell office:value-type="float" office:value="-0.00165778383738225">
            <text:p>-0.0016577838</text:p>
          </table:table-cell>
          <table:table-cell office:value-type="float" office:value="0.0292100283822138">
            <text:p>0.0292100284</text:p>
          </table:table-cell>
          <table:table-cell office:value-type="float" office:value="0.857813363299819">
            <text:p>0.8578133633</text:p>
          </table:table-cell>
          <table:table-cell office:value-type="float" office:value="0.994203143133775">
            <text:p>0.9942031431</text:p>
          </table:table-cell>
          <table:table-cell office:value-type="float" office:value="1.1039074218236">
            <text:p>1.1039074218</text:p>
          </table:table-cell>
          <table:table-cell office:value-type="float" office:value="-16.3157413194831">
            <text:p>-16.3157413195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9911">
            <text:p>9911</text:p>
          </table:table-cell>
          <table:table-cell office:value-type="float" office:value="16200">
            <text:p>16200</text:p>
          </table:table-cell>
          <table:table-cell office:value-type="float" office:value="29835">
            <text:p>29835</text:p>
          </table:table-cell>
          <table:table-cell office:value-type="float" office:value="-496.25">
            <text:p>-496.25</text:p>
          </table:table-cell>
          <table:table-cell office:value-type="float" office:value="219.375">
            <text:p>219.375</text:p>
          </table:table-cell>
          <table:table-cell office:value-type="float" office:value="803.25">
            <text:p>803.25</text:p>
          </table:table-cell>
          <table:table-cell office:value-type="float" office:value="-0.050070628594491">
            <text:p>-0.0500706286</text:p>
          </table:table-cell>
          <table:table-cell office:value-type="float" office:value="0.0135416666666667">
            <text:p>0.0135416667</text:p>
          </table:table-cell>
          <table:table-cell office:value-type="float" office:value="0.0269230769230769">
            <text:p>0.0269230769</text:p>
          </table:table-cell>
          <table:table-cell office:value-type="float" office:value="0.829666652901063">
            <text:p>0.8296666529</text:p>
          </table:table-cell>
          <table:table-cell office:value-type="float" office:value="1.04775525173611">
            <text:p>1.0477552517</text:p>
          </table:table-cell>
          <table:table-cell office:value-type="float" office:value="1.09565147928994">
            <text:p>1.0956514793</text:p>
          </table:table-cell>
          <table:table-cell office:value-type="float" office:value="-13.4938482580639">
            <text:p>-13.4938482581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8840">
            <text:p>8840</text:p>
          </table:table-cell>
          <table:table-cell office:value-type="float" office:value="16296">
            <text:p>16296</text:p>
          </table:table-cell>
          <table:table-cell office:value-type="float" office:value="31158">
            <text:p>31158</text:p>
          </table:table-cell>
          <table:table-cell office:value-type="float" office:value="-536.875">
            <text:p>-536.875</text:p>
          </table:table-cell>
          <table:table-cell office:value-type="float" office:value="-783.375">
            <text:p>-783.375</text:p>
          </table:table-cell>
          <table:table-cell office:value-type="float" office:value="756">
            <text:p>756</text:p>
          </table:table-cell>
          <table:table-cell office:value-type="float" office:value="-0.0607324660633484">
            <text:p>-0.0607324661</text:p>
          </table:table-cell>
          <table:table-cell office:value-type="float" office:value="-0.0480716126656848">
            <text:p>-0.0480716127</text:p>
          </table:table-cell>
          <table:table-cell office:value-type="float" office:value="0.024263431542461">
            <text:p>0.0242634315</text:p>
          </table:table-cell>
          <table:table-cell office:value-type="float" office:value="0.794665696349187">
            <text:p>0.7946656963</text:p>
          </table:table-cell>
          <table:table-cell office:value-type="float" office:value="0.836278680360891">
            <text:p>0.8362786804</text:p>
          </table:table-cell>
          <table:table-cell office:value-type="float" office:value="1.08607589005464">
            <text:p>1.0860758901</text:p>
          </table:table-cell>
          <table:table-cell office:value-type="float" office:value="-11.0629317956311">
            <text:p>-11.0629317956</text:p>
          </table:table-cell>
          <table:table-cell office:value-type="float" office:value="-14.06963487433">
            <text:p>-14.0696348743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7956">
            <text:p>7956</text:p>
          </table:table-cell>
          <table:table-cell office:value-type="float" office:value="15480">
            <text:p>15480</text:p>
          </table:table-cell>
          <table:table-cell office:value-type="float" office:value="31401">
            <text:p>31401</text:p>
          </table:table-cell>
          <table:table-cell office:value-type="float" office:value="-409.375">
            <text:p>-409.375</text:p>
          </table:table-cell>
          <table:table-cell office:value-type="float" office:value="-175.5">
            <text:p>-175.5</text:p>
          </table:table-cell>
          <table:table-cell office:value-type="float" office:value="594">
            <text:p>594</text:p>
          </table:table-cell>
          <table:table-cell office:value-type="float" office:value="-0.0514548768225239">
            <text:p>-0.0514548768</text:p>
          </table:table-cell>
          <table:table-cell office:value-type="float" office:value="-0.0113372093023256">
            <text:p>-0.0113372093</text:p>
          </table:table-cell>
          <table:table-cell office:value-type="float" office:value="0.0189165950128977">
            <text:p>0.018916595</text:p>
          </table:table-cell>
          <table:table-cell office:value-type="float" office:value="0.825097235644856">
            <text:p>0.8250972356</text:p>
          </table:table-cell>
          <table:table-cell office:value-type="float" office:value="0.960571690778799">
            <text:p>0.9605716908</text:p>
          </table:table-cell>
          <table:table-cell office:value-type="float" office:value="1.06690944417623">
            <text:p>1.0669094442</text:p>
          </table:table-cell>
          <table:table-cell office:value-type="float" office:value="-13.1213467331693">
            <text:p>-13.1213467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8670">
            <text:p>8670</text:p>
          </table:table-cell>
          <table:table-cell office:value-type="float" office:value="15717">
            <text:p>15717</text:p>
          </table:table-cell>
          <table:table-cell office:value-type="float" office:value="32373">
            <text:p>32373</text:p>
          </table:table-cell>
          <table:table-cell office:value-type="float" office:value="-223.75">
            <text:p>-223.75</text:p>
          </table:table-cell>
          <table:table-cell office:value-type="float" office:value="32.5">
            <text:p>32.5</text:p>
          </table:table-cell>
          <table:table-cell office:value-type="float" office:value="597.375">
            <text:p>597.375</text:p>
          </table:table-cell>
          <table:table-cell office:value-type="float" office:value="-0.0258073817762399">
            <text:p>-0.0258073818</text:p>
          </table:table-cell>
          <table:table-cell office:value-type="float" office:value="0.00206782464846981">
            <text:p>0.0020678246</text:p>
          </table:table-cell>
          <table:table-cell office:value-type="float" office:value="0.0184528773978315">
            <text:p>0.0184528774</text:p>
          </table:table-cell>
          <table:table-cell office:value-type="float" office:value="0.910979564853284">
            <text:p>0.9109795649</text:p>
          </table:table-cell>
          <table:table-cell office:value-type="float" office:value="1.00724576703125">
            <text:p>1.007245767</text:p>
          </table:table-cell>
          <table:table-cell office:value-type="float" office:value="1.06525246791356">
            <text:p>1.0652524679</text:p>
          </table:table-cell>
          <table:table-cell office:value-type="float" office:value="-26.5104013252201">
            <text:p>-26.51040132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9180">
            <text:p>9180</text:p>
          </table:table-cell>
          <table:table-cell office:value-type="float" office:value="16720">
            <text:p>16720</text:p>
          </table:table-cell>
          <table:table-cell office:value-type="float" office:value="34047">
            <text:p>34047</text:p>
          </table:table-cell>
          <table:table-cell office:value-type="float" office:value="-23.375">
            <text:p>-23.375</text:p>
          </table:table-cell>
          <table:table-cell office:value-type="float" office:value="-75">
            <text:p>-75</text:p>
          </table:table-cell>
          <table:table-cell office:value-type="float" office:value="259.875">
            <text:p>259.875</text:p>
          </table:table-cell>
          <table:table-cell office:value-type="float" office:value="-0.0025462962962963">
            <text:p>-0.0025462963</text:p>
          </table:table-cell>
          <table:table-cell office:value-type="float" office:value="-0.00448564593301435">
            <text:p>-0.0044856459</text:p>
          </table:table-cell>
          <table:table-cell office:value-type="float" office:value="0.00763283108643933">
            <text:p>0.0076328311</text:p>
          </table:table-cell>
          <table:table-cell office:value-type="float" office:value="0.991100670867627">
            <text:p>0.9911006709</text:p>
          </table:table-cell>
          <table:table-cell office:value-type="float" office:value="0.984339676432545">
            <text:p>0.9843396764</text:p>
          </table:table-cell>
          <table:table-cell office:value-type="float" office:value="1.02682909861891">
            <text:p>1.0268290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9360">
            <text:p>9360</text:p>
          </table:table-cell>
          <table:table-cell office:value-type="float" office:value="16146">
            <text:p>16146</text:p>
          </table:table-cell>
          <table:table-cell office:value-type="float" office:value="33534">
            <text:p>33534</text:p>
          </table:table-cell>
          <table:table-cell office:value-type="float" office:value="-162">
            <text:p>-162</text:p>
          </table:table-cell>
          <table:table-cell office:value-type="float" office:value="-29.25">
            <text:p>-29.25</text:p>
          </table:table-cell>
          <table:table-cell office:value-type="float" office:value="-60.75">
            <text:p>-60.75</text:p>
          </table:table-cell>
          <table:table-cell office:value-type="float" office:value="-0.0173076923076923">
            <text:p>-0.0173076923</text:p>
          </table:table-cell>
          <table:table-cell table:number-columns-repeated="2" office:value-type="float" office:value="-0.00181159420289855">
            <text:p>-0.0018115942</text:p>
          </table:table-cell>
          <table:table-cell office:value-type="float" office:value="0.940010207100592">
            <text:p>0.9400102071</text:p>
          </table:table-cell>
          <table:table-cell table:number-columns-repeated="2" office:value-type="float" office:value="0.993665852762025">
            <text:p>0.9936658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8424">
            <text:p>8424</text:p>
          </table:table-cell>
          <table:table-cell office:value-type="float" office:value="15660">
            <text:p>15660</text:p>
          </table:table-cell>
          <table:table-cell office:value-type="float" office:value="32643">
            <text:p>32643</text:p>
          </table:table-cell>
          <table:table-cell office:value-type="float" office:value="-81">
            <text:p>-81</text:p>
          </table:table-cell>
          <table:table-cell office:value-type="float" office:value="229.5">
            <text:p>229.5</text:p>
          </table:table-cell>
          <table:table-cell office:value-type="float" office:value="67.5">
            <text:p>67.5</text:p>
          </table:table-cell>
          <table:table-cell office:value-type="float" office:value="-0.00961538461538462">
            <text:p>-0.0096153846</text:p>
          </table:table-cell>
          <table:table-cell office:value-type="float" office:value="0.0146551724137931">
            <text:p>0.0146551724</text:p>
          </table:table-cell>
          <table:table-cell office:value-type="float" office:value="0.00206782464846981">
            <text:p>0.0020678246</text:p>
          </table:table-cell>
          <table:table-cell office:value-type="float" office:value="0.966527366863905">
            <text:p>0.9665273669</text:p>
          </table:table-cell>
          <table:table-cell office:value-type="float" office:value="1.05171406064209">
            <text:p>1.0517140606</text:p>
          </table:table-cell>
          <table:table-cell office:value-type="float" office:value="1.00724576703125">
            <text:p>1.007245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9180">
            <text:p>9180</text:p>
          </table:table-cell>
          <table:table-cell office:value-type="float" office:value="16042">
            <text:p>16042</text:p>
          </table:table-cell>
          <table:table-cell office:value-type="float" office:value="33318">
            <text:p>33318</text:p>
          </table:table-cell>
          <table:table-cell office:value-type="float" office:value="99">
            <text:p>99</text:p>
          </table:table-cell>
          <table:table-cell office:value-type="float" office:value="27.625">
            <text:p>27.625</text:p>
          </table:table-cell>
          <table:table-cell office:value-type="float" office:value="57.375">
            <text:p>57.375</text:p>
          </table:table-cell>
          <table:table-cell office:value-type="float" office:value="0.0107843137254902">
            <text:p>0.0107843137</text:p>
          </table:table-cell>
          <table:table-cell table:number-columns-repeated="2"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table:number-columns-repeated="2"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9720">
            <text:p>9720</text:p>
          </table:table-cell>
          <table:table-cell office:value-type="float" office:value="15808">
            <text:p>15808</text:p>
          </table:table-cell>
          <table:table-cell office:value-type="float" office:value="31914">
            <text:p>31914</text:p>
          </table:table-cell>
          <table:table-cell office:value-type="float" office:value="-24.75">
            <text:p>-24.75</text:p>
          </table:table-cell>
          <table:table-cell office:value-type="float" office:value="8.125">
            <text:p>8.125</text:p>
          </table:table-cell>
          <table:table-cell office:value-type="float" office:value="-30.375">
            <text:p>-30.375</text:p>
          </table:table-cell>
          <table:table-cell office:value-type="float" office:value="-0.0025462962962963">
            <text:p>-0.0025462963</text:p>
          </table:table-cell>
          <table:table-cell office:value-type="float" office:value="0.000513980263157895">
            <text:p>0.0005139803</text:p>
          </table:table-cell>
          <table:table-cell office:value-type="float" office:value="-0.000951776649746193">
            <text:p>-0.0009517766</text:p>
          </table:table-cell>
          <table:table-cell office:value-type="float" office:value="0.991100670867627">
            <text:p>0.9911006709</text:p>
          </table:table-cell>
          <table:table-cell office:value-type="float" office:value="1.00179944870545">
            <text:p>1.0017994487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9537">
            <text:p>9537</text:p>
          </table:table-cell>
          <table:table-cell office:value-type="float" office:value="15904">
            <text:p>15904</text:p>
          </table:table-cell>
          <table:table-cell office:value-type="float" office:value="30672">
            <text:p>30672</text:p>
          </table:table-cell>
          <table:table-cell office:value-type="float" office:value="-151.75">
            <text:p>-151.75</text:p>
          </table:table-cell>
          <table:table-cell office:value-type="float" office:value="17.5">
            <text:p>17.5</text:p>
          </table:table-cell>
          <table:table-cell office:value-type="float" office:value="33.75">
            <text:p>33.75</text:p>
          </table:table-cell>
          <table:table-cell office:value-type="float" office:value="-0.0159117122784943">
            <text:p>-0.0159117123</text:p>
          </table:table-cell>
          <table:table-cell table:number-columns-repeated="2" office:value-type="float" office:value="0.00110035211267606">
            <text:p>0.0011003521</text:p>
          </table:table-cell>
          <table:table-cell office:value-type="float" office:value="0.944805244897032">
            <text:p>0.9448052449</text:p>
          </table:table-cell>
          <table:table-cell table:number-columns-repeated="2"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9112">
            <text:p>9112</text:p>
          </table:table-cell>
          <table:table-cell office:value-type="float" office:value="15900">
            <text:p>15900</text:p>
          </table:table-cell>
          <table:table-cell office:value-type="float" office:value="31941">
            <text:p>31941</text:p>
          </table:table-cell>
          <table:table-cell office:value-type="float" office:value="-42.875">
            <text:p>-42.875</text:p>
          </table:table-cell>
          <table:table-cell office:value-type="float" office:value="-62.875">
            <text:p>-62.875</text:p>
          </table:table-cell>
          <table:table-cell office:value-type="float" office:value="253.125">
            <text:p>253.125</text:p>
          </table:table-cell>
          <table:table-cell office:value-type="float" office:value="-0.00470533362598771">
            <text:p>-0.0047053336</text:p>
          </table:table-cell>
          <table:table-cell office:value-type="float" office:value="-0.00395440251572327">
            <text:p>-0.0039544025</text:p>
          </table:table-cell>
          <table:table-cell office:value-type="float" office:value="0.00792476754015215">
            <text:p>0.0079247675</text:p>
          </table:table-cell>
          <table:table-cell office:value-type="float" office:value="0.983574727031525">
            <text:p>0.983574727</text:p>
          </table:table-cell>
          <table:table-cell office:value-type="float" office:value="0.986190240301511">
            <text:p>0.9861902403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9860">
            <text:p>9860</text:p>
          </table:table-cell>
          <table:table-cell office:value-type="float" office:value="16692">
            <text:p>16692</text:p>
          </table:table-cell>
          <table:table-cell office:value-type="float" office:value="32832">
            <text:p>32832</text:p>
          </table:table-cell>
          <table:table-cell office:value-type="float" office:value="-234.5">
            <text:p>-234.5</text:p>
          </table:table-cell>
          <table:table-cell office:value-type="float" office:value="94.25">
            <text:p>94.25</text:p>
          </table:table-cell>
          <table:table-cell office:value-type="float" office:value="16.875">
            <text:p>16.875</text:p>
          </table:table-cell>
          <table:table-cell office:value-type="float" office:value="-0.0237829614604462">
            <text:p>-0.0237829615</text:p>
          </table:table-cell>
          <table:table-cell office:value-type="float" office:value="0.00564641744548287">
            <text:p>0.0056464174</text:p>
          </table:table-cell>
          <table:table-cell office:value-type="float" office:value="0.000513980263157895">
            <text:p>0.0005139803</text:p>
          </table:table-cell>
          <table:table-cell office:value-type="float" office:value="0.917868268229863">
            <text:p>0.9178682682</text:p>
          </table:table-cell>
          <table:table-cell office:value-type="float" office:value="1.01982494983793">
            <text:p>1.0198249498</text:p>
          </table:table-cell>
          <table:table-cell office:value-type="float" office:value="1.00179944870545">
            <text:p>1.0017994487</text:p>
          </table:table-cell>
          <table:table-cell office:value-type="float" office:value="-28.7967320158828">
            <text:p>-28.79673201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9560">
            <text:p>9560</text:p>
          </table:table-cell>
          <table:table-cell office:value-type="float" office:value="16451">
            <text:p>16451</text:p>
          </table:table-cell>
          <table:table-cell office:value-type="float" office:value="33804">
            <text:p>33804</text:p>
          </table:table-cell>
          <table:table-cell office:value-type="float" office:value="-136">
            <text:p>-136</text:p>
          </table:table-cell>
          <table:table-cell office:value-type="float" office:value="-229.75">
            <text:p>-229.75</text:p>
          </table:table-cell>
          <table:table-cell office:value-type="float" office:value="141.75">
            <text:p>141.75</text:p>
          </table:table-cell>
          <table:table-cell office:value-type="float" office:value="-0.0142259414225941">
            <text:p>-0.0142259414</text:p>
          </table:table-cell>
          <table:table-cell office:value-type="float" office:value="-0.0139657163698255">
            <text:p>-0.0139657164</text:p>
          </table:table-cell>
          <table:table-cell office:value-type="float" office:value="0.00419329073482428">
            <text:p>0.0041932907</text:p>
          </table:table-cell>
          <table:table-cell office:value-type="float" office:value="0.950605864743264">
            <text:p>0.9506058647</text:p>
          </table:table-cell>
          <table:table-cell office:value-type="float" office:value="0.951502273523707">
            <text:p>0.9515022735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8595">
            <text:p>8595</text:p>
          </table:table-cell>
          <table:table-cell office:value-type="float" office:value="15460">
            <text:p>15460</text:p>
          </table:table-cell>
          <table:table-cell office:value-type="float" office:value="33804">
            <text:p>33804</text:p>
          </table:table-cell>
          <table:table-cell office:value-type="float" office:value="-79.625">
            <text:p>-79.625</text:p>
          </table:table-cell>
          <table:table-cell office:value-type="float" office:value="-140.75">
            <text:p>-140.75</text:p>
          </table:table-cell>
          <table:table-cell office:value-type="float" office:value="209.25">
            <text:p>209.25</text:p>
          </table:table-cell>
          <table:table-cell office:value-type="float" office:value="-0.00926410703897615">
            <text:p>-0.009264107</text:p>
          </table:table-cell>
          <table:table-cell office:value-type="float" office:value="-0.00910413971539457">
            <text:p>-0.0091041397</text:p>
          </table:table-cell>
          <table:table-cell office:value-type="float" office:value="0.00619009584664537">
            <text:p>0.0061900958</text:p>
          </table:table-cell>
          <table:table-cell office:value-type="float" office:value="0.967743839774873">
            <text:p>0.9677438398</text:p>
          </table:table-cell>
          <table:table-cell office:value-type="float" office:value="0.968297966301636">
            <text:p>0.9682979663</text:p>
          </table:table-cell>
          <table:table-cell office:value-type="float" office:value="1.02174043734498">
            <text:p>1.0217404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9517">
            <text:p>9517</text:p>
          </table:table-cell>
          <table:table-cell office:value-type="float" office:value="16080">
            <text:p>16080</text:p>
          </table:table-cell>
          <table:table-cell office:value-type="float" office:value="34668">
            <text:p>34668</text:p>
          </table:table-cell>
          <table:table-cell office:value-type="float" office:value="337.25">
            <text:p>337.25</text:p>
          </table:table-cell>
          <table:table-cell office:value-type="float" office:value="804.5">
            <text:p>804.5</text:p>
          </table:table-cell>
          <table:table-cell office:value-type="float" office:value="195.75">
            <text:p>195.75</text:p>
          </table:table-cell>
          <table:table-cell office:value-type="float" office:value="0.0354365871598193">
            <text:p>0.0354365872</text:p>
          </table:table-cell>
          <table:table-cell office:value-type="float" office:value="0.0500310945273632">
            <text:p>0.0500310945</text:p>
          </table:table-cell>
          <table:table-cell office:value-type="float" office:value="0.00564641744548287">
            <text:p>0.0056464174</text:p>
          </table:table-cell>
          <table:table-cell office:value-type="float" office:value="1.12648932841006">
            <text:p>1.1264893284</text:p>
          </table:table-cell>
          <table:table-cell office:value-type="float" office:value="1.1800149272682">
            <text:p>1.1800149273</text:p>
          </table:table-cell>
          <table:table-cell office:value-type="float" office:value="1.01982494983793">
            <text:p>1.0198249498</text:p>
          </table:table-cell>
          <table:table-cell office:value-type="float" office:value="19.9047748197585">
            <text:p>19.9047748198</text:p>
          </table:table-cell>
          <table:table-cell office:value-type="float" office:value="14.1980814970997">
            <text:p>14.1980814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8562">
            <text:p>8562</text:p>
          </table:table-cell>
          <table:table-cell office:value-type="float" office:value="15471">
            <text:p>15471</text:p>
          </table:table-cell>
          <table:table-cell office:value-type="float" office:value="33453">
            <text:p>33453</text:p>
          </table:table-cell>
          <table:table-cell office:value-type="float" office:value="236.75">
            <text:p>236.75</text:p>
          </table:table-cell>
          <table:table-cell office:value-type="float" office:value="460.25">
            <text:p>460.25</text:p>
          </table:table-cell>
          <table:table-cell office:value-type="float" office:value="-361.375">
            <text:p>-361.375</text:p>
          </table:table-cell>
          <table:table-cell office:value-type="float" office:value="0.0276512497080121">
            <text:p>0.0276512497</text:p>
          </table:table-cell>
          <table:table-cell office:value-type="float" office:value="0.0297492081959796">
            <text:p>0.0297492082</text:p>
          </table:table-cell>
          <table:table-cell office:value-type="float" office:value="-0.0108024691358025">
            <text:p>-0.0108024691</text:p>
          </table:table-cell>
          <table:table-cell office:value-type="float" office:value="1.09827797353446">
            <text:p>1.0982779735</text:p>
          </table:table-cell>
          <table:table-cell office:value-type="float" office:value="1.10585685884697">
            <text:p>1.1058568588</text:p>
          </table:table-cell>
          <table:table-cell office:value-type="float" office:value="0.962420076969974">
            <text:p>0.962420077</text:p>
          </table:table-cell>
          <table:table-cell office:value-type="float" office:value="25.4124792347138">
            <text:p>25.4124792347</text:p>
          </table:table-cell>
          <table:table-cell office:value-type="float" office:value="23.6445653172213">
            <text:p>23.6445653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8636">
            <text:p>8636</text:p>
          </table:table-cell>
          <table:table-cell office:value-type="float" office:value="15605">
            <text:p>15605</text:p>
          </table:table-cell>
          <table:table-cell office:value-type="float" office:value="33048">
            <text:p>33048</text:p>
          </table:table-cell>
          <table:table-cell office:value-type="float" office:value="333.75">
            <text:p>333.75</text:p>
          </table:table-cell>
          <table:table-cell office:value-type="float" office:value="603.25">
            <text:p>603.25</text:p>
          </table:table-cell>
          <table:table-cell office:value-type="float" office:value="-331.25">
            <text:p>-331.25</text:p>
          </table:table-cell>
          <table:table-cell office:value-type="float" office:value="0.038646364057434">
            <text:p>0.0386463641</text:p>
          </table:table-cell>
          <table:table-cell office:value-type="float" office:value="0.0386574815764178">
            <text:p>0.0386574816</text:p>
          </table:table-cell>
          <table:table-cell office:value-type="float" office:value="-0.0100232994432341">
            <text:p>-0.0100232994</text:p>
          </table:table-cell>
          <table:table-cell office:value-type="float" office:value="1.13818961545254">
            <text:p>1.1381896155</text:p>
          </table:table-cell>
          <table:table-cell office:value-type="float" office:value="1.13823021124585">
            <text:p>1.1382302112</text:p>
          </table:table-cell>
          <table:table-cell office:value-type="float" office:value="0.965115366350869">
            <text:p>0.9651153664</text:p>
          </table:table-cell>
          <table:table-cell office:value-type="float" office:value="18.2800210032493">
            <text:p>18.2800210032</text:p>
          </table:table-cell>
          <table:table-cell office:value-type="float" office:value="18.2748622685695">
            <text:p>18.2748622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8900">
            <text:p>8900</text:p>
          </table:table-cell>
          <table:table-cell office:value-type="float" office:value="15765">
            <text:p>15765</text:p>
          </table:table-cell>
          <table:table-cell office:value-type="float" office:value="32346">
            <text:p>32346</text:p>
          </table:table-cell>
          <table:table-cell office:value-type="float" office:value="776">
            <text:p>776</text:p>
          </table:table-cell>
          <table:table-cell office:value-type="float" office:value="981.142857142857">
            <text:p>981.1428571429</text:p>
          </table:table-cell>
          <table:table-cell office:value-type="float" office:value="487.875">
            <text:p>487.875</text:p>
          </table:table-cell>
          <table:table-cell office:value-type="float" office:value="0.0871910112359551">
            <text:p>0.0871910112</text:p>
          </table:table-cell>
          <table:table-cell office:value-type="float" office:value="0.0622355126636763">
            <text:p>0.0622355127</text:p>
          </table:table-cell>
          <table:table-cell office:value-type="float" office:value="0.0150830087182341">
            <text:p>0.0150830087</text:p>
          </table:table-cell>
          <table:table-cell office:value-type="float" office:value="1.32006899330893">
            <text:p>1.3200689933</text:p>
          </table:table-cell>
          <table:table-cell office:value-type="float" office:value="1.22541588203443">
            <text:p>1.225415882</text:p>
          </table:table-cell>
          <table:table-cell office:value-type="float" office:value="1.05323642493173">
            <text:p>1.0532364249</text:p>
          </table:table-cell>
          <table:table-cell office:value-type="float" office:value="8.29150041706636">
            <text:p>8.2915004171</text:p>
          </table:table-cell>
          <table:table-cell office:value-type="float" office:value="11.4805728422273">
            <text:p>11.4805728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1810">
            <text:p>11810</text:p>
          </table:table-cell>
          <table:table-cell office:value-type="float" office:value="20300">
            <text:p>20300</text:p>
          </table:table-cell>
          <table:table-cell office:value-type="float" office:value="38180">
            <text:p>38180</text:p>
          </table:table-cell>
          <table:table-cell office:value-type="float" office:value="755.142857142857">
            <text:p>755.1428571429</text:p>
          </table:table-cell>
          <table:table-cell office:value-type="float" office:value="126.857142857143">
            <text:p>126.8571428571</text:p>
          </table:table-cell>
          <table:table-cell office:value-type="float" office:value="3071.28571428571">
            <text:p>3071.2857142857</text:p>
          </table:table-cell>
          <table:table-cell office:value-type="float" office:value="0.0639409701221725">
            <text:p>0.0639409701</text:p>
          </table:table-cell>
          <table:table-cell office:value-type="float" office:value="0.00624912033779029">
            <text:p>0.0062491203</text:p>
          </table:table-cell>
          <table:table-cell office:value-type="float" office:value="0.0804422659582429">
            <text:p>0.080442266</text:p>
          </table:table-cell>
          <table:table-cell office:value-type="float" office:value="1.23180675284153">
            <text:p>1.2318067528</text:p>
          </table:table-cell>
          <table:table-cell office:value-type="float" office:value="1.02194846213206">
            <text:p>1.0219484621</text:p>
          </table:table-cell>
          <table:table-cell office:value-type="float" office:value="1.29423100883274">
            <text:p>1.2942310088</text:p>
          </table:table-cell>
          <table:table-cell office:value-type="float" office:value="11.1834169916844">
            <text:p>11.1834169917</text:p>
          </table:table-cell>
          <table:table-cell office:value-type="float" office:value="0">
            <text:p>0</text:p>
          </table:table-cell>
          <table:table-cell office:value-type="float" office:value="8.95880876525461">
            <text:p>8.958808765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0661">
            <text:p>10661</text:p>
          </table:table-cell>
          <table:table-cell office:value-type="float" office:value="19685">
            <text:p>19685</text:p>
          </table:table-cell>
          <table:table-cell office:value-type="float" office:value="41097">
            <text:p>41097</text:p>
          </table:table-cell>
          <table:table-cell office:value-type="float" office:value="235.833333333333">
            <text:p>235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1211268486383">
            <text:p>0.0221211268</text:p>
          </table:table-cell>
          <table:table-cell table:number-columns-repeated="2" office:value-type="float" office:value="0">
            <text:p>0</text:p>
          </table:table-cell>
          <table:table-cell office:value-type="float" office:value="1.07838305870622">
            <text:p>1.0783830587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31.6794811763905">
            <text:p>31.6794811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1093">
            <text:p>11093</text:p>
          </table:table-cell>
          <table:table-cell office:value-type="float" office:value="20602">
            <text:p>20602</text:p>
          </table:table-cell>
          <table:table-cell office:value-type="float" office:value="44236">
            <text:p>44236</text:p>
          </table:table-cell>
          <table:table-cell office:value-type="float" office:value="329.2">
            <text:p>329.2</text:p>
          </table:table-cell>
          <table:table-cell office:value-type="float" office:value="-319.25">
            <text:p>-319.25</text:p>
          </table:table-cell>
          <table:table-cell office:value-type="float" office:value="0">
            <text:p>0</text:p>
          </table:table-cell>
          <table:table-cell office:value-type="float" office:value="0.0296763724871541">
            <text:p>0.0296763725</text:p>
          </table:table-cell>
          <table:table-cell office:value-type="float" office:value="-0.0154960683428793">
            <text:p>-0.0154960683</text:p>
          </table:table-cell>
          <table:table-cell office:value-type="float" office:value="0">
            <text:p>0</text:p>
          </table:table-cell>
          <table:table-cell office:value-type="float" office:value="1.10559345038967">
            <text:p>1.1055934504</text:p>
          </table:table-cell>
          <table:table-cell office:value-type="float" office:value="0.946234411942733">
            <text:p>0.9462344119</text:p>
          </table:table-cell>
          <table:table-cell office:value-type="float" office:value="1.27">
            <text:p>1.27</text:p>
          </table:table-cell>
          <table:table-cell office:value-type="float" office:value="23.701754595318">
            <text:p>23.70175459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0883">
            <text:p>10883</text:p>
          </table:table-cell>
          <table:table-cell office:value-type="float" office:value="22873">
            <text:p>22873</text:p>
          </table:table-cell>
          <table:table-cell office:value-type="float" office:value="47855">
            <text:p>47855</text:p>
          </table:table-cell>
          <table:table-cell table:number-columns-repeated="2" office:value-type="float" office:value="0">
            <text:p>0</text:p>
          </table:table-cell>
          <table:table-cell office:value-type="float" office:value="4770.5">
            <text:p>477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996865531292446">
            <text:p>0.0996865531</text:p>
          </table:table-cell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36838025734694">
            <text:p>1.3683802573</text:p>
          </table:table-cell>
          <table:table-cell table:number-columns-repeated="2" office:value-type="float" office:value="0">
            <text:p>0</text:p>
          </table:table-cell>
          <table:table-cell office:value-type="float" office:value="7.29435214827075">
            <text:p>7.29435214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5">
            <text:p>5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0677">
            <text:p>10677</text:p>
          </table:table-cell>
          <table:table-cell office:value-type="float" office:value="24567">
            <text:p>24567</text:p>
          </table:table-cell>
          <table:table-cell office:value-type="float" office:value="52724">
            <text:p>52724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4">
            <text:p>1.24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5">
            <text:p>5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0474">
            <text:p>10474</text:p>
          </table:table-cell>
          <table:table-cell office:value-type="float" office:value="26186">
            <text:p>26186</text:p>
          </table:table-cell>
          <table:table-cell office:value-type="float" office:value="58088">
            <text:p>58088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39.5">
            <text:p>139.5</text:p>
          </table:table-cell>
          <table:table-cell office:value-type="float" office:value="7563.5">
            <text:p>7563.5</text:p>
          </table:table-cell>
          <table:table-cell office:value-type="float" office:value="22689.5">
            <text:p>22689.5</text:p>
          </table:table-cell>
          <table:table-cell office:value-type="float" office:value="30.335">
            <text:p>30.335</text:p>
          </table:table-cell>
          <table:table-cell table:number-columns-repeated="3" office:value-type="float" office:value="5">
            <text:p>5</text:p>
          </table:table-cell>
          <table:table-cell office:value-type="float" office:value="536">
            <text:p>536</text:p>
          </table:table-cell>
          <table:table-cell office:value-type="float" office:value="795">
            <text:p>795</text:p>
          </table:table-cell>
          <table:table-cell office:value-type="float" office:value="1198">
            <text:p>1198</text:p>
          </table:table-cell>
          <table:table-cell office:value-type="float" office:value="10276">
            <text:p>10276</text:p>
          </table:table-cell>
          <table:table-cell office:value-type="float" office:value="27609">
            <text:p>27609</text:p>
          </table:table-cell>
          <table:table-cell office:value-type="float" office:value="63998">
            <text:p>63998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11">
            <text:p>1.11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7.666666666667">
            <text:p>147.6666666667</text:p>
          </table:table-cell>
          <table:table-cell office:value-type="float" office:value="7572.33333333333">
            <text:p>7572.3333333333</text:p>
          </table:table-cell>
          <table:table-cell office:value-type="float" office:value="19626.3333333333">
            <text:p>19626.3333333333</text:p>
          </table:table-cell>
          <table:table-cell office:value-type="float" office:value="33.7966666666667">
            <text:p>33.79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41">
            <text:p>1241</text:p>
          </table:table-cell>
          <table:table-cell office:value-type="float" office:value="10081">
            <text:p>10081</text:p>
          </table:table-cell>
          <table:table-cell office:value-type="float" office:value="29442">
            <text:p>29442</text:p>
          </table:table-cell>
          <table:table-cell office:value-type="float" office:value="70509">
            <text:p>70509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4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3">
            <text:p>0.93</text:p>
          </table:table-cell>
          <table:table-cell table:number-columns-repeated="2" office:value-type="float" office:value="1.36">
            <text:p>1.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.9">
            <text:p>7.9</text:p>
          </table:table-cell>
          <table:table-cell office:value-type="float" office:value="10.5">
            <text:p>10.5</text:p>
          </table:table-cell>
          <table:table-cell office:value-type="float" office:value="19.2">
            <text:p>19.2</text:p>
          </table:table-cell>
          <table:table-cell office:value-type="float" office:value="7556">
            <text:p>7556</text:p>
          </table:table-cell>
          <table:table-cell office:value-type="float" office:value="8169">
            <text:p>8169</text:p>
          </table:table-cell>
          <table:table-cell office:value-type="float" office:value="11046">
            <text:p>110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5:20.72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817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13">
                <text:p>2413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407">
                <text:p>440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28">
                <text:p>2728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16">
                <text:p>2816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64">
                <text:p>2964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00">
                <text:p>3100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239">
                <text:p>3239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520">
                <text:p>3520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78">
                <text:p>2178</text:p>
              </table:table-cell>
              <table:table-cell office:value-type="float" office:value="3873">
                <text:p>3873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15">
                <text:p>2315</text:p>
              </table:table-cell>
              <table:table-cell office:value-type="float" office:value="4205">
                <text:p>4205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74">
                <text:p>2574</text:p>
              </table:table-cell>
              <table:table-cell office:value-type="float" office:value="4498">
                <text:p>4498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86">
                <text:p>2586</text:p>
              </table:table-cell>
              <table:table-cell office:value-type="float" office:value="4506">
                <text:p>4506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84">
                <text:p>2684</text:p>
              </table:table-cell>
              <table:table-cell office:value-type="float" office:value="4856">
                <text:p>4856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00">
                <text:p>3000</text:p>
              </table:table-cell>
              <table:table-cell office:value-type="float" office:value="5418">
                <text:p>5418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38">
                <text:p>3138</text:p>
              </table:table-cell>
              <table:table-cell office:value-type="float" office:value="5647">
                <text:p>5647</text:p>
              </table:table-cell>
              <table:table-cell office:value-type="float" office:value="10412">
                <text:p>1041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52">
                <text:p>3252</text:p>
              </table:table-cell>
              <table:table-cell office:value-type="float" office:value="5685">
                <text:p>5685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88">
                <text:p>3688</text:p>
              </table:table-cell>
              <table:table-cell office:value-type="float" office:value="6147">
                <text:p>6147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62">
                <text:p>4362</text:p>
              </table:table-cell>
              <table:table-cell office:value-type="float" office:value="7297">
                <text:p>7297</text:p>
              </table:table-cell>
              <table:table-cell office:value-type="float" office:value="13673">
                <text:p>136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114">
                <text:p>4114</text:p>
              </table:table-cell>
              <table:table-cell office:value-type="float" office:value="6306">
                <text:p>6306</text:p>
              </table:table-cell>
              <table:table-cell office:value-type="float" office:value="11558">
                <text:p>1155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84">
                <text:p>4084</text:p>
              </table:table-cell>
              <table:table-cell office:value-type="float" office:value="6807">
                <text:p>6807</text:p>
              </table:table-cell>
              <table:table-cell office:value-type="float" office:value="12311">
                <text:p>1231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1">
                <text:p>4391</text:p>
              </table:table-cell>
              <table:table-cell office:value-type="float" office:value="7579">
                <text:p>7579</text:p>
              </table:table-cell>
              <table:table-cell office:value-type="float" office:value="17090">
                <text:p>1709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66">
                <text:p>4666</text:p>
              </table:table-cell>
              <table:table-cell office:value-type="float" office:value="7894">
                <text:p>7894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5">
                <text:p>4525</text:p>
              </table:table-cell>
              <table:table-cell office:value-type="float" office:value="7972">
                <text:p>7972</text:p>
              </table:table-cell>
              <table:table-cell office:value-type="float" office:value="15227">
                <text:p>152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8706">
                <text:p>8706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62">
                <text:p>5562</text:p>
              </table:table-cell>
              <table:table-cell office:value-type="float" office:value="9818">
                <text:p>9818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68">
                <text:p>5768</text:p>
              </table:table-cell>
              <table:table-cell office:value-type="float" office:value="9988">
                <text:p>9988</text:p>
              </table:table-cell>
              <table:table-cell office:value-type="float" office:value="18146">
                <text:p>1814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4">
                <text:p>5784</text:p>
              </table:table-cell>
              <table:table-cell office:value-type="float" office:value="9998">
                <text:p>9998</text:p>
              </table:table-cell>
              <table:table-cell office:value-type="float" office:value="16462">
                <text:p>1646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44">
                <text:p>6344</text:p>
              </table:table-cell>
              <table:table-cell office:value-type="float" office:value="10968">
                <text:p>10968</text:p>
              </table:table-cell>
              <table:table-cell office:value-type="float" office:value="17488">
                <text:p>1748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20">
                <text:p>7020</text:p>
              </table:table-cell>
              <table:table-cell office:value-type="float" office:value="11922">
                <text:p>11922</text:p>
              </table:table-cell>
              <table:table-cell office:value-type="float" office:value="17531">
                <text:p>1753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4">
                <text:p>7434</text:p>
              </table:table-cell>
              <table:table-cell office:value-type="float" office:value="12092">
                <text:p>12092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94">
                <text:p>8194</text:p>
              </table:table-cell>
              <table:table-cell office:value-type="float" office:value="11818">
                <text:p>11818</text:p>
              </table:table-cell>
              <table:table-cell office:value-type="float" office:value="17407">
                <text:p>1740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328">
                <text:p>12328</text:p>
              </table:table-cell>
              <table:table-cell office:value-type="float" office:value="19724">
                <text:p>1972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78">
                <text:p>9678</text:p>
              </table:table-cell>
              <table:table-cell office:value-type="float" office:value="12682">
                <text:p>12682</text:p>
              </table:table-cell>
              <table:table-cell office:value-type="float" office:value="19702">
                <text:p>1970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482">
                <text:p>12482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574">
                <text:p>12574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80">
                <text:p>13780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684">
                <text:p>13684</text:p>
              </table:table-cell>
              <table:table-cell office:value-type="float" office:value="19351">
                <text:p>1935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468">
                <text:p>1346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828">
                <text:p>13828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520">
                <text:p>10520</text:p>
              </table:table-cell>
              <table:table-cell office:value-type="float" office:value="13952">
                <text:p>13952</text:p>
              </table:table-cell>
              <table:table-cell office:value-type="float" office:value="20924">
                <text:p>2092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480">
                <text:p>10480</text:p>
              </table:table-cell>
              <table:table-cell office:value-type="float" office:value="13828">
                <text:p>13828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01">
                <text:p>10201</text:p>
              </table:table-cell>
              <table:table-cell office:value-type="float" office:value="13598">
                <text:p>13598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76">
                <text:p>10476</text:p>
              </table:table-cell>
              <table:table-cell office:value-type="float" office:value="13966">
                <text:p>13966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4858">
                <text:p>14858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63">
                <text:p>14463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82">
                <text:p>15082</text:p>
              </table:table-cell>
              <table:table-cell office:value-type="float" office:value="25321">
                <text:p>2532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6032">
                <text:p>16032</text:p>
              </table:table-cell>
              <table:table-cell office:value-type="float" office:value="27545">
                <text:p>2754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5356">
                <text:p>15356</text:p>
              </table:table-cell>
              <table:table-cell office:value-type="float" office:value="25257">
                <text:p>252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6108">
                <text:p>16108</text:p>
              </table:table-cell>
              <table:table-cell office:value-type="float" office:value="23146">
                <text:p>2314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293">
                <text:p>11293</text:p>
              </table:table-cell>
              <table:table-cell office:value-type="float" office:value="15318">
                <text:p>15318</text:p>
              </table:table-cell>
              <table:table-cell office:value-type="float" office:value="24816">
                <text:p>248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6675">
                <text:p>16675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438">
                <text:p>11438</text:p>
              </table:table-cell>
              <table:table-cell office:value-type="float" office:value="16284">
                <text:p>16284</text:p>
              </table:table-cell>
              <table:table-cell office:value-type="float" office:value="25488">
                <text:p>2548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16114">
                <text:p>16114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0800">
                <text:p>10800</text:p>
              </table:table-cell>
              <table:table-cell office:value-type="float" office:value="16721">
                <text:p>16721</text:p>
              </table:table-cell>
              <table:table-cell office:value-type="float" office:value="27621">
                <text:p>2762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1682">
                <text:p>11682</text:p>
              </table:table-cell>
              <table:table-cell office:value-type="float" office:value="17618">
                <text:p>17618</text:p>
              </table:table-cell>
              <table:table-cell office:value-type="float" office:value="27486">
                <text:p>2748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1088">
                <text:p>11088</text:p>
              </table:table-cell>
              <table:table-cell office:value-type="float" office:value="16936">
                <text:p>16936</text:p>
              </table:table-cell>
              <table:table-cell office:value-type="float" office:value="27891">
                <text:p>2789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0260">
                <text:p>10260</text:p>
              </table:table-cell>
              <table:table-cell office:value-type="float" office:value="16136">
                <text:p>16136</text:p>
              </table:table-cell>
              <table:table-cell office:value-type="float" office:value="28539">
                <text:p>2853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9911">
                <text:p>9911</text:p>
              </table:table-cell>
              <table:table-cell office:value-type="float" office:value="16200">
                <text:p>16200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840">
                <text:p>8840</text:p>
              </table:table-cell>
              <table:table-cell office:value-type="float" office:value="16296">
                <text:p>16296</text:p>
              </table:table-cell>
              <table:table-cell office:value-type="float" office:value="31158">
                <text:p>3115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7956">
                <text:p>7956</text:p>
              </table:table-cell>
              <table:table-cell office:value-type="float" office:value="15480">
                <text:p>15480</text:p>
              </table:table-cell>
              <table:table-cell office:value-type="float" office:value="31401">
                <text:p>314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670">
                <text:p>8670</text:p>
              </table:table-cell>
              <table:table-cell office:value-type="float" office:value="15717">
                <text:p>15717</text:p>
              </table:table-cell>
              <table:table-cell office:value-type="float" office:value="32373">
                <text:p>3237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180">
                <text:p>9180</text:p>
              </table:table-cell>
              <table:table-cell office:value-type="float" office:value="16720">
                <text:p>16720</text:p>
              </table:table-cell>
              <table:table-cell office:value-type="float" office:value="34047">
                <text:p>3404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6146">
                <text:p>16146</text:p>
              </table:table-cell>
              <table:table-cell office:value-type="float" office:value="33534">
                <text:p>33534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424">
                <text:p>8424</text:p>
              </table:table-cell>
              <table:table-cell office:value-type="float" office:value="15660">
                <text:p>15660</text:p>
              </table:table-cell>
              <table:table-cell office:value-type="float" office:value="32643">
                <text:p>3264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6042">
                <text:p>16042</text:p>
              </table:table-cell>
              <table:table-cell office:value-type="float" office:value="33318">
                <text:p>3331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720">
                <text:p>9720</text:p>
              </table:table-cell>
              <table:table-cell office:value-type="float" office:value="15808">
                <text:p>15808</text:p>
              </table:table-cell>
              <table:table-cell office:value-type="float" office:value="31914">
                <text:p>3191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537">
                <text:p>9537</text:p>
              </table:table-cell>
              <table:table-cell office:value-type="float" office:value="15904">
                <text:p>15904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9112">
                <text:p>9112</text:p>
              </table:table-cell>
              <table:table-cell office:value-type="float" office:value="15900">
                <text:p>15900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9860">
                <text:p>9860</text:p>
              </table:table-cell>
              <table:table-cell office:value-type="float" office:value="16692">
                <text:p>16692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9560">
                <text:p>9560</text:p>
              </table:table-cell>
              <table:table-cell office:value-type="float" office:value="16451">
                <text:p>16451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8595">
                <text:p>8595</text:p>
              </table:table-cell>
              <table:table-cell office:value-type="float" office:value="15460">
                <text:p>15460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9517">
                <text:p>9517</text:p>
              </table:table-cell>
              <table:table-cell office:value-type="float" office:value="16080">
                <text:p>16080</text:p>
              </table:table-cell>
              <table:table-cell office:value-type="float" office:value="34668">
                <text:p>3466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8562">
                <text:p>8562</text:p>
              </table:table-cell>
              <table:table-cell office:value-type="float" office:value="15471">
                <text:p>15471</text:p>
              </table:table-cell>
              <table:table-cell office:value-type="float" office:value="33453">
                <text:p>3345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8636">
                <text:p>8636</text:p>
              </table:table-cell>
              <table:table-cell office:value-type="float" office:value="15605">
                <text:p>15605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8900">
                <text:p>8900</text:p>
              </table:table-cell>
              <table:table-cell office:value-type="float" office:value="15765">
                <text:p>15765</text:p>
              </table:table-cell>
              <table:table-cell office:value-type="float" office:value="32346">
                <text:p>323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20300">
                <text:p>20300</text:p>
              </table:table-cell>
              <table:table-cell office:value-type="float" office:value="38180">
                <text:p>3818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661">
                <text:p>10661</text:p>
              </table:table-cell>
              <table:table-cell office:value-type="float" office:value="19685">
                <text:p>19685</text:p>
              </table:table-cell>
              <table:table-cell office:value-type="float" office:value="41097">
                <text:p>4109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093">
                <text:p>11093</text:p>
              </table:table-cell>
              <table:table-cell office:value-type="float" office:value="20602">
                <text:p>20602</text:p>
              </table:table-cell>
              <table:table-cell office:value-type="float" office:value="44236">
                <text:p>4423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883">
                <text:p>10883</text:p>
              </table:table-cell>
              <table:table-cell office:value-type="float" office:value="22873">
                <text:p>22873</text:p>
              </table:table-cell>
              <table:table-cell office:value-type="float" office:value="47855">
                <text:p>4785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677">
                <text:p>10677</text:p>
              </table:table-cell>
              <table:table-cell office:value-type="float" office:value="24567">
                <text:p>24567</text:p>
              </table:table-cell>
              <table:table-cell office:value-type="float" office:value="52724">
                <text:p>5272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474">
                <text:p>10474</text:p>
              </table:table-cell>
              <table:table-cell office:value-type="float" office:value="26186">
                <text:p>26186</text:p>
              </table:table-cell>
              <table:table-cell office:value-type="float" office:value="58088">
                <text:p>5808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276">
                <text:p>10276</text:p>
              </table:table-cell>
              <table:table-cell office:value-type="float" office:value="27609">
                <text:p>27609</text:p>
              </table:table-cell>
              <table:table-cell office:value-type="float" office:value="63998">
                <text:p>6399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081">
                <text:p>10081</text:p>
              </table:table-cell>
              <table:table-cell office:value-type="float" office:value="29442">
                <text:p>29442</text:p>
              </table:table-cell>
              <table:table-cell office:value-type="float" office:value="70509">
                <text:p>7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63.5">
                <text:p>7563.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572.33333333333">
                <text:p>757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cm" svg:y="1.405cm" svg:width="30.88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0.335">
                <text:p>30.33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33.7966666666667">
                <text:p>33.7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8cm" svg:y="1.352cm" svg:width="31.34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444310889661">
                <text:p>1.1944431088966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890826558721">
                <text:p>1.2089082655872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685460498504">
                <text:p>1.3668546049850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489441115009">
                <text:p>1.2348944111500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388269622617">
                <text:p>1.3238826962261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082331432102">
                <text:p>1.2208233143210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9533943488975">
                <text:p>1.3953394348897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477798542622">
                <text:p>1.2647779854262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1702914109105">
                <text:p>1.3170291410910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8513430998429">
                <text:p>1.3851343099842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68459531987">
                <text:p>1.1568459531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3910318941638">
                <text:p>1.2391031894163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6741657684582">
                <text:p>1.3674165768458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9030152372153">
                <text:p>1.1903015237215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236001804947">
                <text:p>1.123600180494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7949369123563">
                <text:p>1.1794936912356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7781121691396">
                <text:p>1.1778112169139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031602752226">
                <text:p>1.1303160275222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6559181833531">
                <text:p>1.2655918183353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7469138187862">
                <text:p>1.174691381878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5720054076652">
                <text:p>1.1572005407665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605045948354">
                <text:p>1.2260504594835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6460055393679">
                <text:p>1.2646005539367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7316548968878">
                <text:p>1.2731654896887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4452271263664">
                <text:p>1.2445227126366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5762101506189">
                <text:p>1.1576210150618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355875926135">
                <text:p>1.2935587592613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1317983914236">
                <text:p>1.3131798391423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783300839016">
                <text:p>1.2678330083901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005247487041">
                <text:p>1.040052474870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941583034359">
                <text:p>1.0594158303435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40377359172">
                <text:p>1.0704037735917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3751453932851">
                <text:p>1.0375145393285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061825600327">
                <text:p>1.0606182560032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036283803352">
                <text:p>1.0703628380335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865231137078">
                <text:p>1.0386523113707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0845191323497">
                <text:p>1.0084519132349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482023831264">
                <text:p>1.0348202383126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910344261943">
                <text:p>1.0491034426194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379604992346">
                <text:p>1.0337960499234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390226178962">
                <text:p>1.0439022617896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773988457646">
                <text:p>1.0377398845764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205180462304">
                <text:p>1.0520518046230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61482227382">
                <text:p>1.0416148222738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530001345407">
                <text:p>1.0753000134540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1249837234434">
                <text:p>1.0124983723443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358537440502">
                <text:p>1.1435853744050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7819223124578">
                <text:p>1.0781922312457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5261072100539">
                <text:p>1.0526107210053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57592763089666">
                <text:p>0.95759276308966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0.942914948187076">
                <text:p>0.94291494818707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0529725419593">
                <text:p>1.005297254195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92623843128138">
                <text:p>0.99262384312813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021146202479">
                <text:p>1.102114620247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38958826156">
                <text:p>1.09389588261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4203143133775">
                <text:p>0.99420314313377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836278680360891">
                <text:p>0.8362786803608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0571690778799">
                <text:p>0.96057169077879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724576703125">
                <text:p>1.0072457670312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93665852762025">
                <text:p>0.99366585276202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171406064209">
                <text:p>1.0517140606420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0603295972894">
                <text:p>1.0060329597289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0179944870545">
                <text:p>1.0017994487054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0385360551292">
                <text:p>1.0038536055129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6190240301511">
                <text:p>0.9861902403015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982494983793">
                <text:p>1.0198249498379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51502273523707">
                <text:p>0.95150227352370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68297966301636">
                <text:p>0.96829796630163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1800149272682">
                <text:p>1.180014927268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10585685884697">
                <text:p>1.105856858846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13823021124585">
                <text:p>1.1382302112458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22541588203443">
                <text:p>1.2254158820344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2194846213206">
                <text:p>1.0219484621320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46234411942733">
                <text:p>0.94623441194273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22689.5">
                <text:p>22689.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9626.3333333333">
                <text:p>1962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